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05mm"/>
    </style:style>
    <style:style style:name="co2" style:family="table-column">
      <style:table-column-properties fo:break-before="auto" style:column-width="178.6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61mm"/>
    </style:style>
    <style:style style:name="co6" style:family="table-column">
      <style:table-column-properties fo:break-before="auto" style:column-width="33.04mm"/>
    </style:style>
    <style:style style:name="co7" style:family="table-column">
      <style:table-column-properties fo:break-before="auto" style:column-width="31.31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eeeeee" fo:border="0.06pt solid #000000"/>
      <style:text-properties fo:font-size="11pt" style:font-size-asian="11pt" style:font-size-complex="11pt"/>
    </style:style>
    <style:style style:name="ce4" style:family="table-cell" style:parent-style-name="Default">
      <style:table-cell-properties fo:background-color="#dddddd" fo:border="0.06pt solid #000000"/>
      <style:text-properties fo:font-size="11pt" style:font-size-asian="11pt" style:font-size-complex="11pt"/>
    </style:style>
    <style:style style:name="ce5" style:family="table-cell" style:parent-style-name="Default">
      <style:table-cell-properties fo:background-color="#99ffff" fo:border="0.06pt solid #000000"/>
      <style:text-properties fo:font-size="11pt" style:font-size-asian="11pt" style:font-size-complex="11pt"/>
    </style:style>
    <style:style style:name="ce6" style:family="table-cell" style:parent-style-name="Default">
      <style:table-cell-properties fo:background-color="#9999ff" fo:border="0.06pt solid #000000"/>
      <style:text-properties fo:font-size="11pt" style:font-size-asian="11pt" style:font-size-complex="11pt"/>
    </style:style>
    <style:style style:name="ce7" style:family="table-cell" style:parent-style-name="Default">
      <style:text-properties fo:font-size="11pt" style:font-size-asian="11pt" style:font-size-complex="11pt"/>
    </style:style>
    <style:style style:name="ce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use-window-font-color="true" fo:font-size="11pt" fo:font-weight="normal" style:font-size-asian="11pt" style:font-weight-asian="normal" style:font-size-complex="11pt" style:font-weight-complex="normal"/>
    </style:style>
  </office:automatic-styles>
  <office:body>
    <office:spreadsheet>
      <table:calculation-settings table:automatic-find-labels="false"/>
      <table:table table:name="Planilha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3" table:default-cell-style-name="ce6"/>
        <table:table-column table:style-name="co4" table:default-cell-style-name="ce2"/>
        <table:table-column table:style-name="co5" table:default-cell-style-name="ce2"/>
        <table:table-column table:style-name="co3" table:number-columns-repeated="1018" table:default-cell-style-name="ce7"/>
        <table:table-row table:style-name="ro1"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iltro(1)</text:p>
          </table:table-cell>
          <table:table-cell table:style-name="ce1" office:value-type="string" calcext:value-type="string">
            <text:p>Selecao(2)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Case Study in Detecting Software Security Vulnerabilities using Constraint Optim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Hybrid Program Slicing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n Object Level Transformation Technique to Improve the performance of Embedd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source-to-source compiler for generating dependable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nalysis and Manipulation of Distributed Multi-Language Softwar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pplication Maintenance Using Software Ag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Detecting Dead Statements for Concurr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Finding Code on the World Wide Web: A Preliminary Investig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Flow Insensitive Points-to Se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Identifying Clones in the Linux Kerne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JMangler – A Framework for Load-Time Transformation of Java Class Fi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Library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Measurement and Analysis of Runtime Profiling Data for Java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Preserving the Documentary Structure of Source Code in Language-based Transformation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Program Slicing: Methods an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Restructuring Web Applications via Transformation Ru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Web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mell the Coffee! Uncovering Java Analysis Issu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oftware Engineering by Source Transformation - Experience with TX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tatic Slicing and Parametric Polymorphis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The Formal Transformation Approach to Source Code Analysis and Manip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Type Infeasible Call Cha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Using Automated Source Code Analysis For Software Evol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Using Data Flow Analysis to Infer Type Information in Java Byte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arallel Support for Source Code Analysis and Mod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MS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Towards Measurement of Testability of Concurrent Object-Oriented Programs using Fault Insertion: A Preliminary Investig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n Extensible Metrics Extraction Environment for Object-oriented Programming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MBE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Evaluating Clone Detection Tools for Use during Preventativ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 Simple Mathematically Based Framework for Rule Extraction Using Wide Spectrum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VADA: A Transformation-based System for Variable Dependence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D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Combining source transformation and operator overloading techniques to compute derivatives for MATLAB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DiMat</text:p>
          </table:table-cell>
          <table:table-cell office:value-type="string" calcext:value-type="string">
            <text:p>É uma combinacao entre GNU tools Bison e Fle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Mechanized Operational Semantics of WS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Handling Preprocessor-Conditioned Decla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Grammar Programming in TX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n Interprocedural amorphous slicer for WS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Dynamic Slicing Object-Oriented Programs for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Construction of the System Dependence Graph for Web Application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redicate-Based Dynamic Slicing of Message Pass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Using Dependence Graphs as a Support to Docum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recise Call Graph Construction in the Presence of Function Poin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Semantics Guided Filtering of Combinatorial Graph Transformations in Declarative Equation-Based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MOEB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Visualization of Exception Propagation for Java using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Slicing the SCAM mug: a case study in semantic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Checking program profi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Barrier slicing and chopp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tection of redundant code using R2D2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sign and implementation of bytecode-based Java slicing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Managing multibillion dollar IT budgets using source cod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he Java system dependence grap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SysDG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Applying Meyer's taxonomy to object-oriented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XOgastan: XML-oriented gcc AST analysis and transform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Ogastan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eb.ing.unisannio.it/villano/students/mas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Improving the static analysis of loops by dynamic partitioning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Unique renaming of Java using source trans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Static slicing of reactive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Results from a large-scale study of performance optimization techniques for source code analyses based on graph reachability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Interprocedural static slicing of binary executab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sign of the CodeBoost transformation system for domain-specific optimisation of C++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deBoost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codeboost.org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Power law distributions in class relationship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CPP denotational semantic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Parse-tree annotations meet re-engineering conc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owards managing environment dependence during legacy systems renovation and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Online cycle detection and difference propagation for pointer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urning dynamic typing into static typing by program specialization in a compiler front-end for Octav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Using source-code analysis to help end-user programmers create dependable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oftware de-pipelining techniqu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bstracting stack to detect obfuscated calls in bin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ontext-sensitivity matters, but context does no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ome notes on interprocedural program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Formalizing executable dynamic and forward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ontrol flow reversal for adjoint code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Evolving transformation sequences using genetic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Program restructuring through clustering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morphous procedure ex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Mining aspectual views using formal concep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dding distribution to existing applications by means of aspect oriented programm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pecifying the Law of Demeter and C++ programming guidelines with FC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lone detection in source code by frequent itemset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Predicting class testability using object-oriented metr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Executable source code and non-executable source code: analysis and relationship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 CASE tool platform using an XML representation of Java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pid/XML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jtool.org</text:p>
          </table:table-cell>
          <table:table-cell table:number-columns-repeated="1017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ransformations for abst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Forward slices are smaller than backward sl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Abstract slicing: a new approach to program slicing based on abstract interpretation and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Dynamic slicing of Java bytecod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Minimal slicing and the relationships between forms of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Extending dynamic aspect mining with static infor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Fine-grained analysis of change coupl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Concept assignment as a debugging technique for code gener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Implementation and verification of implicit-invocation systems using source trans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Specifying transformation sequences as computation on program fragments with an abstract attribute gramm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Control flow graph reconstruction for assembly language programs with delayed instru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Static analysis for computing escapability and mutability for Java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A fast analysis for thread-local garbage collection with dynamic class loa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Pointer analysis for source-to-source transform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Measuring the impact of friends on the internal attributes of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Object-oriented cohesion as a surrogate of software comprehension: an empirical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ransforming embedded Java code into custom ta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Declassification: transforming Java programs to remove intermediate cla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he performance penalty of XML for program intermediate represent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n Overview of the Indus Framework for Analysis and Slicing of Concurrent Java Software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top-List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Graph-Less Dynamic Dependence-Based Dynamic Slicing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Bug Classification Using Program Slicing Metric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haracterising, Explaining, and Exploiting the Approximate Nature of Static Analysis through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stimating the Run-Time Progress of a Call Graph Construction Algorithm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onstructing Accurate Application Call Graphs For Java To Model Library Callb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Normalizing Metamorphic Malware Using Term Rewri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Data Representation Alternatives in Semantically Augmented Numerica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MART C: A Semantic Macro Replacement Translator for 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Linking Analysis and Transformation Tools with Source-Based Mapp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CAT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volving TX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TXL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cs.queensu.ca/home/thurston/etx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valuating C++ Design Pattern Miner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yntactic Identifier Conciseness and Consisten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Prioritizing Software Inspection Results using Static Profi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LAN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Tool Demonstration: Silver Extensible Compiler Frameworks and Modular Language Extensions for Java and 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Formal Specification and Verification of Java Refactor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Val: an Extensible Attribute-Oriented Programming Validator for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bstract Interpretation of PIC Programs through Logic Programm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 Comparative Study of Refactoring Haskell and Erlang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aRe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ross-Language Program Analysis and Refacto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-DEVELOP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Factoring Differences for Iterative Change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Keynote Address: .QL for Source Cod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Evaluation of Slicing Algorithms for Concurr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Barrier Slicing for Remote Software Tru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tatement-Level Cohesion Metrics and their Visu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On Temporal Path Conditions in Dependence Grap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owards Path-Sensitive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ending Attribute Grammars with Collection Attributes--Evaluation and Applications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oward an Implementation of the "Form Template Method" Refact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Reengineering Standard Java Runtime Systems through Dynamic Bytecode Instrum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Integrated Crosscutting Concern Migration Strategy and its Application to JHOTDRAW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Fast Approximate Matching of Programs for Protecting Libre/Open Source Software by Using Spatial Index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UDS: An Infrastructure for Creating Bug Detection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UDS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Finding Inputs that Reach a Target Express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Improved Static Resolution of Dynamic Class Loading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QuAVisiT: A Software Quality Assessment and Visualisation Toolse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DATES: Design Analysis Tool for Enterpris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ource Code Composition with the Reuseware Composi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Quality Assessment for Embedded SQ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Empirical Study of the Relationship of Stability Metrics and the QMOOD Quality Models Over Software Developed Using Highly Iterative or Agile Software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Relating the Evolution of Design Patterns and Crosscutting Conc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he Programmer's Lexicon, Volume I: The Verb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 Framework for Studying Clones In Large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racting Meaning from Abbreviated Identifi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90\% Perspiration: Engineering Static Analysis Techniques for Industrial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Some Assembly Required - Program Analysis of Embedded System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oann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User-Input Dependence Analysis via Graph Reachabi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BCppA: A Tracer Approach for Automatic Accurate Analysis of C Preprocessor's Behavi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n Empirical Study of Function Overloading in C++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Is Cloned Code More Stable than Non-cloned Code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Exploiting the Correspondence between Micro Patterns and Class N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On the Use of Data Flow Analysis in Static Profi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he Semantics of Abstract Program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he Evolution and Decay of Statically Detected Source Code Vulnerabili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From Indentation Shapes to Code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Evaluating Key Statements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Fast and Precise Points-to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spect-Aware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ic Determination of May/Must Set Usage in Data-Flow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ed Detection of Code Vulnerabilities Based on Program Analysis and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nalysis and Transformations for Efficient Query-Based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hange Impact Graphs: Determining the Impact of Prior Code Chan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Using Program Transformations to Add Structure to a Legacy Data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ype Highlighting: A Client-Driven Visual Approach for Class Hierarchies Re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ed Migration of List Based JSP Web Pages to AJAX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Beyond Annotations: A Proposal for Extensible Java (XJ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Modular Decompilation of Low-Level Code by Partial Evalu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onstructing Subtle Faults Using Higher Order Mutation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Rejuvenate Pointcut: A Tool for Pointcut Expression Recovery in Evolving Aspect-Orient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Parfait - A Scalable Bug Checker for C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rfait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oordInspector: A Tool for Extracting Coordination Data from Legacy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Precise Analysis of Java Programs Using JOAN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DTS - A Software Defects Testing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hr2csp: Toward Transforming Threads into Communicating Sequential Proces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Chopping Concurr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Properties of Slicing Defini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Improving Side-Effect Analysis with Lazy Access Path Resolv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owards Comparing and Combining Points-to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Static Estimation of Test Cover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n Assessment of Type-3 Clones as Detected by State-of-the-Art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Evolution of Type-1 Clo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Identifying 'Linchpin Vertices' That Cause Large Dependence Clust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Lightweight Techniques for Tracking Unique Program Stat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Maintaining Fine-Grained Code Metadata Regardless of Moving, Copying and Mer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Backporting Java 5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 Value Analysis for C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he FermaT Maintenance Environment Tool Demonst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n Evaluation of Current Java Bytecode Decompi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Engineering Abstractions in Model Checking and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Concepts as Syntactic Sug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 Metric Extraction Framework Based on a High-Level Description Langu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RASCAL: A Domain Specific Language for Source Code Analysis and Manipul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Recovering Grammar Relationships for the Java Language Spec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Learning from 6,000 Projects: Mining Models in the Lar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Why Source Code Analysis and Manipulation Will Always be Importan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Subclass Instantiation Distrib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New Conceptual Coupling and Cohesion Metrics for Object-Oriented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Deriving Coupling Metrics from Call Grap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Validating the Use of Topic Models for Software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stimating the Optimal Number of Latent Concepts in Source Cod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Language-Independent Clone Detection Applied to Plagiarism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valuating Code Clone Genealogies at Release Level: An Empirical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The Fika Parser Gener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AMBIDEXTER: Practical Ambiguity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Speeding Up Context-, Object- and Field-Sensitive SDG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How Good is Static Analysis at Finding Concurrency Bugs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Parallel Reachability and Escape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ffective Static Analysis to Find Concurrency Bugs in Java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ncapsulating Software Platform Logic by Aspect-Oriented Programming: A Case Study in Using Aspects for Language Portabi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factoring Support for Modularity Maintenance in Erla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rangler</text:p>
          </table:table-cell>
          <table:table-cell office:value-type="string" calcext:value-type="string">
            <text:p>escrito em erlang, n suportado pelo analizo</text:p>
          </table:table-cell>
          <table:table-cell office:value-type="string" calcext:value-type="string">
            <text:p>http://www.cs.kent.ac.uk/projects/wrangler/Home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Visualization of C++ Template Meta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mpla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construction of Composite Types for Decompil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covering the Memory Behavior of Executabl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SP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icps.u-strasbg.fr/software/ms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MemSafe: Ensuring the Spatial and Temporal Memory Safety of C at Runtim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emSafe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ounting Bugs is Harder Than You Thin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Knitting Music and Programming: Reflections on the Frontiers of Source Cod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Program Analysis Too Loopy? Set the Loops Asi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omputation of Alias Sets from Shape Graphs for Comparison of Shape Analysis Precis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ssumption Hierarchy for a CHA Call Graph Construction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Tuning Static Data Race Analysis for Automotive Contro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Exploring the Development of Micro-apps: A Case Study on the BlackBerry and Android Platfor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re the Clients of Flawed Classes (Also) Defect Pron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Equational Reasoning on x86 Assembly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Security Testing of Web Applications: A Search-Based Approach for Cross-Site Scripting Vulnerabili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Study of Cloning in the Linux SCSI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Constraint Programming Approach to Conflict-Aware Optimal Scheduling of Prioritized Code Clone Refact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nalyzing the Effect of Preprocessor Annotations on Code Clo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The Effect of Lexicon Bad Smells on Concept Location in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Recovering a Balanced Overview of Topics in a Software Domai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Comparative Study of Code Query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I2SD: Reverse Engineering Sequence Diagrams from Enterprise Java Beans with Interceptors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heckPointer - A C Memory Access Valid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Lightweight Transformation and Fact Extraction with the srcML Toolkit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utomatic Parallelization of Side-Effecting Higher-Order Schem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What You See is What You Asked for: An Effort-Based Transformation of Code Analysis Tasks into Interactive Visualization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operative Testing and Analysis: Human-Tool, Tool-Tool and Human-Human Cooperations to Get Work Don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llections Frameworks for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uilding Useful Program Analysis Tools Using an Extensible Java Compiler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mpact Analysis in the Presence of Dependence Clusters Using Static Execute after in WebKi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losed Symbolic Execution for Verifying Program Termin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lias-Aware Propagation of Simple Pattern-Based Properties in PHP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AWDOR: Compiler Assisted Worm Defens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WDO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Folding Repeated Instructions for Improving Token-Based Code Clone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Evolution of Near-Miss Clo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Optimizing Expression Selection for Lookup Table Program Transfor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ross-Language Code Analysis and Refacto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When Does a Refactoring Induce Bugs? An Empirical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ucsmith-Like Obfuscation of Java Byte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ccessAnalysis: A Tool for Measuring the Appropriateness of Access Modifiers in Java Systems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Dynamic Trace-Based Data Dependency Analysis for Parallelization of C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akar Alir: Supporting Developers in Construction of Information Flow Contracts in SPAR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nputTracer: A Data-Flow Analysis Tool for Manual Program Comprehension of x86 Binaries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mbining Conceptual and Domain-Based Couplings to Detect Database and Code Dependenc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What Does Control Flow Really Look Like? Eyeballing the Cyclomatic Complexity Metri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mpatibility Prediction of Eclipse Third-Party Plug-ins in New Eclipse Relea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mproving Bug Location Using Binary Class Relationship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BCROOS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On the Use of Stemming for Concern Location and Bug Localization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Empirical Investigation of SEA-Based Dependence Cluster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haracterization and Assessment of the Linux Configuration Complex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riticality of Defects in Cyclic Dependent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ode Clustering Workbenc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CW</text:p>
          </table:table-cell>
          <table:table-cell office:value-type="string" calcext:value-type="string">
            <text:p>não faz análise está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ForkSim: Generating Software Forks for Evaluating Cross-Project Similarity Analysis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Empirical Evidence of Large-Scale Diversity in API Usage of Object-Oriented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spectual Source Code Analysis with GAS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AS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Driving a Sound Static Software Analyzer with Branch-and-Boun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ALTER</text:p>
          </table:table-cell>
          <table:table-cell office:value-type="string" calcext:value-type="string">
            <text:p>não faz análise estática</text:p>
          </table:table-cell>
          <table:table-cell office:value-type="string" calcext:value-type="string">
            <text:p>http://www.sts.tu-harburg.de/research/spalt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PtrTracker: Pragmatic Pointer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trTracke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Tracing with a Minimal Number of Prob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State Alteration and Inspection-based Interactive Debugg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Proteum/FL: a Tool for Localizing Faults using Mutation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GeCoS: A Framework for Prototyping Custom Hardware Design Flow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Review Efforts Reduction by Partitioning of Static Analysis Warn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JSNose: Detecting JavaScript Code Smel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SNose</text:p>
          </table:table-cell>
          <table:table-cell office:value-type="string" calcext:value-type="string">
            <text:p>não faz análise estática</text:p>
          </table:table-cell>
          <table:table-cell office:value-type="string" calcext:value-type="string">
            <text:p>http://salt.ece.ubc.ca/content/jsnos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Determining Dynamic Coupling in JavaScript Using Object Type Infere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odeMetropolis – code visualisation in MineCraf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MetricMiner: Supporting Researchers in Mining Software Reposit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ssembler Restructuring in Ferma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Hidden Markov Model to Detect Coded Information Islands in Free Tex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Fix-it: An Extensible Code Auto-Fix Component in Review Bo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sql-schema-comparer: Support of Multi-Language Refactoring with Relational Databa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Relational Symbolic Execution Algorithm for Constraint-Based Testing of Database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Ontological Interpretation of Object-Oriented Programming Abst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Keynote: Large Scale Analysis of Software Repositories in Industry: Experiences from the CodeMine Project by Thomas Zimmerman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ffect of clone information on the performance of developers fixing cloned bu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utomatic Identification of Important Clones for Refactoring and Tra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Comparative Study of Bug Patterns in Java Cloned and Non-cloned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Change-Type Based Empirical Study on the Stability of Clon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C/C++ Thread Safet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oolset and Program Repository for Code Coverage- Based Test Suite Analysis and Manip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he EKEKO /X Program Transformation Too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Flowgen: Flowchart-Based Documentation Framework for C++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owgen</text:p>
          </table:table-cell>
          <table:table-cell office:value-type="string" calcext:value-type="string">
            <text:p>escrito em python, n suportado pelo analiz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ESTO: A Tool for Migrating DOM-based to Visual Web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angea: A Workbench for Statically Analyzing Multi-Language Software Corpor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ngea</text:p>
          </table:table-cell>
          <table:table-cell office:value-type="string" calcext:value-type="string">
            <text:p>não faz análise está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ource Meter Sonar Qube Plug-in</text:p>
          </table:table-cell>
          <table:table-cell table:number-columns-repeated="2" office:value-type="string" calcext:value-type="string">
            <text:p>SI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otal ADS: Automated Software Anomaly Detec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CUA: API Change and Usage Audi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Bulk Fixing Coding Issues and Its Effects on Software Quality: Is It Worth Refactoring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nstrumentation of Annotated C Programs for Test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calable Security Verification of Software at Compile Tim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-munity</text:p>
          </table:table-cell>
          <table:table-cell office:value-type="string" calcext:value-type="string">
            <text:p>um patch em cima do GCC</text:p>
          </table:table-cell>
          <table:table-cell office:value-type="string" calcext:value-type="string">
            <text:p>http://sourceforge.net/p/emunity/code/ci/master/tre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mpact of Code Refactoring Using Object-Oriented Methodology on a Scientific Computing Appl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Concolic Fault Abstra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the Accuracy of Forward Dynamic Slicing and Its Effects on Softwar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fficient Utilization of Secondary Storage for Scalable Dynamic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NSA: Sensitivity Analysis for Quantitative Change-Impact Predi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eing Is Slicing: Observation Based Slicing of Picture Description Langua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xplaining Why Methods Change Togeth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tudying Fine-Grained Co-evolution Patterns of Production and Test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upplementary Bug Fixes vs. Re-opened Bu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mantic Versioning versus Breaking Changes: A Study of the Maven Reposit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Fast Flow Analysis with Godel Hash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Parallel On-Demand Algorithm for Computing Interprocedural Dominat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re Object Graphs Extracted Using Abstract Interpretation Significantly Different from the Code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Bit-Level Tain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runing, Pushdown Exception-Flow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Automatically Generating Commit Messages via Summarization of Source Code Chan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the Use of Context in Recommending Exception Handling Code Examp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Pattern Search Method for Unpreprocessed C Programs Based on Tokenized Syntax Tre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BA</text:p>
          </table:table-cell>
          <table:table-cell office:value-type="string" calcext:value-type="string">
            <text:p>escrito em perl, n suportado pelo analizo</text:p>
          </table:table-cell>
          <table:table-cell office:value-type="string" calcext:value-type="string">
            <text:p>http://tebasaki.jp/sr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dentifying Source Code Reuse across Repositories Using LCS-Based Source Code Similar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ORBS and the limits of static slic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Intent, tests, and release dependencies: Pragmatic recipes for source code integ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The use of C++ exception handling constructs: A comprehensiv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Multi-layer software configuration: Empirical study on wordpres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an the use of types and query expansion help improve large-scale code search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Using changeset descriptions as a data source to assist feature lo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ically identifying focal methods under test in unit test ca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Navigating source code with wor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Recommending insightful comments for source code using crowdsourced knowled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hecking C++ codes for compatibility with operator overload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etecting function purity in JavaScrip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topurity</text:p>
          </table:table-cell>
          <table:table-cell office:value-type="string" calcext:value-type="string">
            <text:p>escrito em javascript, n suportado pelo analizo</text:p>
          </table:table-cell>
          <table:table-cell office:value-type="string" calcext:value-type="string">
            <text:p>https://github.com/jensnicolay/jipda/tree/scam2015/protopur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ata tainting and obfuscation: Improving plausibility of incorrect tai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grammar for spreadsheet formulas evaluated on two large datase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The impact of cross-distribution bug duplicates, empirical study on Debian and Ubuntu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umulative code churn: Impact on maintain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How do Java methods grow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On the comprehension of code clone visualizations: A controlled study using eye tra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When code smells twice as much: Metric-based detection of variability-aware code smel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LeakTracer: Tracing leaks along the wa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ed memory leak diagnosis by regression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ing the performance deviation analysis for multiple system releases: An evolutionary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From preprocessor-constrained parse graphs to preprocessor-constrained control flow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Recording and replaying system specific, source code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iscovering likely mappings between APIs using text mi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SimNav: Simulink navigation of model clone cla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translation validation framework for symbolic value propagation based equivalence checking of FSMDA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FaultBuster: An automatic code smell refactoring tools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ultBuster</text:p>
          </table:table-cell>
          <table:table-cell office:value-type="string" calcext:value-type="string">
            <text:p>source não disponível</text:p>
          </table:table-cell>
          <table:table-cell office:value-type="string" calcext:value-type="string">
            <text:p>http://www.sed.inf.u-szeged.hu/FaultBus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Improving prioritization of software weaknesses using security models with AVU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VUS</text:p>
          </table:table-cell>
          <table:table-cell office:value-type="string" calcext:value-type="string">
            <text:p>não faz análise estática</text:p>
          </table:table-cell>
          <table:table-cell office:value-type="string" calcext:value-type="string">
            <text:p>https://github.com/Fraunhofer-AISEC/avu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static microcode analysis tool for programmable load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odeMetropolis: Eclipse over the city of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 table:number-rows-repeated="10482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2" table:style-name="ta1">
        <office:forms form:automatic-focus="false" form:apply-design-mode="false"/>
        <table:table-column table:style-name="co6" table:default-cell-style-name="ce2"/>
        <table:table-column table:style-name="co2" table:default-cell-style-name="ce2"/>
        <table:table-column table:style-name="co3" table:default-cell-style-name="ce5"/>
        <table:table-column table:style-name="co3" table:default-cell-style-name="ce6"/>
        <table:table-column table:style-name="co7" table:default-cell-style-name="ce2"/>
        <table:table-column table:style-name="co5" table:default-cell-style-name="ce2"/>
        <table:table-column table:style-name="co3" table:number-columns-repeated="1018" table:default-cell-style-name="ce7"/>
        <table:table-row table:style-name="ro1"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iltro(1)</text:p>
          </table:table-cell>
          <table:table-cell table:style-name="ce1" office:value-type="string" calcext:value-type="string">
            <text:p>Selecao(2)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-based Interface To Promote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omain-specific Representations In The KBSA Concept Dem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LARGE Software System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Learning-based Software Engineering Environ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ctive Assistance For Domain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Using Domain Knowledge To Synthesize Routing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Implementation Of An Activity Coordina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omain Modeling - Evolving Re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Lockheed Environment For Automat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-based Approach To Software Syste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TPLAN: A Planning-based Approach To Automatically Detecting Flaws In Concurrent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omposite System Design: The Good News And The Bad N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KBSA Requirements/specification Facet: 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cquiring Software Design Schemas: A Machine Learning Perspect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nalogical Matching For Spec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ule Chaining In MARVEL: Dynamic Binding Of Parame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KBRAS: Knowledge-based Requirements Acquisi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irections For Future KBSA Re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epresentation And Maintenance of process knowledge for large Scale Systems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Role Of Analogy In Specification Deriv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Encouraging The Adoption Of KBSE Technology: What Needs To Happen First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Sharing And Reuse Of Requirements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Motivating Adoption Of KBSA: Issues, Arguments, And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 And Deduction Based Software Retrieval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Functional Representation And Program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equirement Directed Automatic Instrumentation Generation For Program Monitoring And Measu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Knowledge-based Software Assistant: A Program Summa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omplex Objects In Knowledge-based Requirement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knowledge-based software development environment for scientific model-buil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main-oriented desig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totyping VDM specifications with KI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gram concept recogn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synthesis shell SOFTEX/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code synthesis experi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owards a logic-based reconstruction of soft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rack assignment in an air traffic control system: a rational reconstruction of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ducating knowledge-based software engine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xplorations on the formal frontier of distributed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Reusing database queries in analogical doma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utomatic composition of data structures to represent re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ransformation of a semi-formal specification to VD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Knowledge-based constraint-driven softwar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Knowledge-based support for scientif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D's software technology plans: what do they mean for KBSE, and what does it mean for them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knowledge-based software process library for process-driven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imulating the Gries/Dijkstra design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reuse through view type clus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fficiently computing derived performance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gram understanding-does it offer hope for aging softwar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main abstractions in requirements engineering: an exemplar approach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Managing design knowledge to provide assistance to large-scal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design by reusing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CAESAR: a system for case based software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knowledge based framework for developing and customizing schedu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rticulation: an integrated approach to the diagnosis, replanning, and rescheduling of software process fail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experiment in applying knowledge-based software engineering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he knowledge base maintenance assista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Validation of rule-based reactive systems by sound scenario gener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Development of an expert assistant for software evaluation using a hybri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common architecture to encourage reuse of natural language/text process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he ARIES Simulation Component (ASC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Inquire: predicate-based use and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knowledge base for software test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GRIT-an extended REFINE for more executable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Diagrams for softwar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analogy-based retrieval mechanism for software design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ransformational approach to transportation schedu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Observations on using empirical studies on developing a knowledge-based software engineer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owards supporting design phas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implementation of bounded oblig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ccelerating browsing by automatically inferring a user's search go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Operations for evolving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Interactive elaboration of generic desig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Knowledge requirements for the automatic generation of project management repo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Software technology risk advis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Critical success factors for knowledge-based software engineering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n augmented pattern matcher as a tool to synthesize conceptual descriptions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Knowledge-based risk assessment and cost est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Using machine learning to synthesize search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cooperative program understanding environ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ormal approach to reusing more general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ormal approach to domain-oriented software desig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Integrating object-oriented paradigms and logic programming: the OPLA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User interface design assistance for large-scal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gent-based support for communication between developers and users in softwa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Graphical support for code-level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lexible rule-chaining engine for process-bas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Composing reusable software components through 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bstract data structure recogn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Intelligent assistance for software construction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Evolution and reuse of formal specifications using decision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Systematic incremental validation of rule-based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ramework for distributed system desig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Task-oriented and similarity-based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Formal specification tools for test coverag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pplication of REFINE Language Tools to software quality assur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MPHION: automatic programming for subroutine librarie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Searching for a global search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n empirical evaluation of KBSA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est sequences as plans: an experiment in using an AI planner to generate system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utomating changes of data type in function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owards an epistemology for software represen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lassification and retrieval of reusable components using semantic fea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 transformation system for interactive reformulation of design optimization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Legal issues in knowledge-bas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n interface between different software development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Specification and animation of a bank transf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owards high-level deductive program synthesis based on type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Interactive explanation of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lassifying software components using design characterist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From object-oriented to knowledge-based programming (NUT system development experienc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Domain-oriented software process re-engineering with software synthesis shell SOFTEX/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META-AMPHION: synthesis of efficient domain-specific program synthesis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 model for decision maintenance in the WinWin collabora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Knowledge-based program synthesis for a geometric constraint satisfac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pplication of a decision support mechanism to the business rules lifecyc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ACHET: an interactive, incremental-attribution-based program transformation system for deriving increment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Portability by automatic translation a large-scale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Representing object models as the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Logical frameworks as a basis for verification tools: a case study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Constructing transition models of AI planner 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pplying plan recognition algorithms to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Integrating software process models and design rationa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ddressing complexity, coordination, and automation in software development with the KBSA/AD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Extending design environments to software architectu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Complementing semi-formal specifications with Z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Trusting your assista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Using knowledge-based transformations to reverse-engineer COBO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et differentiation: a method for the automatic generation of filtering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ynthesis of local search algorithms by algebraic mea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Deductive synthesis of numerical simulation programs from networks of algebraic and ordinary differential equ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Knowledge-based re-engineering of legacy programs for robustness in automated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 knowledge-based toolkit for software visualis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oftware synthesis for trade-off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ynthesis of schedulers for planned shutdowns of power plant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apping software architectures to efficient implementations via partial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ESS: automated support for the evolution of persistent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pplication of formal methods to the development of a software maintenanc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Interactive component-based software development with Espress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ic synthesis of recursive programs: the proof-planning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Correct-schema-guided synthesis of steadfas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elling the application domains of software engineering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active system validation using automated reasoning over a fragment libra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Strategies of structural synthesis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Precise specification and automatic application of design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n automated object-oriented testing for C++ inheritance hierarch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On the verification of VDM specification and refinement with PV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acilitating an automated approach to architecture-based software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static analysis for program understanding and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echanising requirements engineering: reuse and the application of domain analysis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eling software processes by using process and object ont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contribution to program comprehension by program analysis: application to numeric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Specification and verification of the Co4 distributed knowledge system using LOT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Processing natural language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nhancing the component reusability in data-intensive business programs through interface sepa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search directions for automated software verification: using trusted hard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ata flow analysis within the ITOC information system design recovery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xploiting domain-specific knowledge to refine simulation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ed configuration of distributed applications from reusable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wards semantic-based object-oriented CASE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ving proofs-as-programs into practi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eedback handling in dynamic task ne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Genetic algorithms for dynamic test data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ormally specifying engineering design rationa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NORA/HAMMR: making deduction-based software component retrieval practic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Using KIV to specify and verify architectures of knowledge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ols supporting the creation and evolution of software development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gmenting abstract syntax trees for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eclarative specification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structured approach for synthesizing planners from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rom formal specifications to natural language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trieving software components that minimize adaptation eff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metric-based approach to detect abstract data types and state encapsu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istributed cooperative formal methods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pplying concept formation methods to object identification in procedural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ormal specification of human-computer interaction by graph grammars under consideration of information resour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wards a design assistant for distributed embedd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ular flow analysis for concurrent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ic high-quality reengineering of database programs by temporal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formal automated approach for reverse engineering programs with poin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xtracting objects from legacy imperativ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Notes on refinement, interpolation and uniform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SSISTing exit decisions in software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owards the automated debugging and maintenance of logic-based requirements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ask oriented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software test data generation for complex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tatically checkable design level trai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empirical study of the evolution of a software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automated approach for supporting software reuse via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esting using log file analysis: tools, methods, and iss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ynthesizing software architecture descriptions from Message Sequence Chart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Requirements engineering and verification using specification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he very idea of software development environments: a conceptual architecture for the arts' environment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On detecting and handling inconsistencies in integrating software architecture design and performance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Identifying pre-conditions with the Z/EVES theorem prov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chema-guided synthesis of constraint logic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ing UI generation by model compos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DLscope: an automated specification-based unit test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Explanation based scenario generation for reactive system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owsing: a tool framework for domain-oriented browsing of software artif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Component-based software process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Reusability hypothesis verification using machine learning techniques: a cas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coordination system approach to software workflow process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arameterising (algebraic) specifications on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knowledge acquisition and application for software development pro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integrative analysis of state-based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automated framework for structural test-data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tool for automated system analysis based on modular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lanware-domain-specific synthesis of high-performance schedu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tection of exclusive OR global predica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From Z to BON/Eiff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visualization concept for hierarchical object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veloping the designer's toolkit with software comprehensio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lanning equational verification in C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on't verify, abstract!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Explaining synthesiz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Management of evolving specifications using categor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velopment, assessment, and reengineering of language descrip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Illustrating object-oriented library reuse by example: a tool-base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pecification-based testing of Ada units with low encaps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Brewing fresh Java from legacy Lisp-an experiment in automated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design pattern based approach to generating synchronization adaptors from annotated ID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configurable automatic instrumentation tool for ANSI 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rogrammatic testing of the Standard Template Library contain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owards a theory for integration of mathematical verification and empirical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pecification-based browsing of software component librarie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Modular and incremental analysis of concurrent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iddhartha: a method for developing domain-specific test driver gener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Fixing some transformation probl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Implementing effective automatic cryptographic protocol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mbining fault avoidance, fault removal and fault tolerance: an integrated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Beyond components-connections-constraints: dealing with software architecture difficul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pplying test automation to type acceptance testing of telecom networks: a case study with customer particip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ML: an Architecture Meta-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formal ontology for re-use of software architecture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integration of deductive retrieval into deductiv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pproach to automatic code generation for safety-critical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comparative study between linear programming verification (LPV) and other verification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pproach to software requirements elicitation using precepts from activit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Verification of picture generat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nhancing annotation visibility for software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utomatic and optimized test generation technique applying to TCP/IP protoc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mponent-based systems as an aid to design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synthesis of control software for an industrial automation control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adaptive web ag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eparating concerns in direct manipulation user interf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automatic imperative program synthesis through proof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vUML: a tool for verifying UM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volving object-oriented designs with refactor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proofs of properties of simple C-- modu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xploration harnesses: tool-supported interactive discovery of commercial component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NAVCo: negotiation-based adaptive view coordin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ally detecting mismatches during component-based and model-based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metric based technique for design flaws detection and corr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visualization tool for constraint program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generation of test oracles: from pilot studies to appl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eductive synthesis of event-based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ally structuring textual requirement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ata mining library reuse patterns in user-select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software clustering via Latent Semantic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ed translation of UML models of architectures for verification and simulation using SP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ynamic accommodation of change: automated architecture configuration of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discovery, specification, and verification of component us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Retrenchment: extending the reach of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ML editor based on proofs-as-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Industrial applications of software synthesis via categor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ystem for automated validation of embedded software in multiple operating configu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Rule-based strategic reflection: observing and modifying behaviour at the architectural lev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UNA based iterative test data generation and its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rchitectural element matching using concep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evelopment of a constraint-based airlift scheduler by program synthesis from form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UMLAUT: an extendible UML transforma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overview of Lutess a specification-based tool for testing synchronous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ntrolled natural language can replace first-order logi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oftware test generation using refinement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dvanced modelling and verification techniques applied to a cluster file system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n overview of a method and its support tool for generating B specifications from UML no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ic derivation of Petri net based distributed specification with optimal allocation of resour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ntrolled automation of consistency enforc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emantic abstraction rules for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ed security checking and patching using TestTal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sing Little-JIL to coordinate agents in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New visual interface for engineering use cas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group critic system for object-oriented analysis and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Non-interference analysis for mixed criticality code in avionics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owards explicit representation of architectural design assum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ing the composition of middleware configu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Generating test data for branch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DSL approach to improve productivity and safety in device drivers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pecializatio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imultaneous checking of completeness and ground conflu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odel check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ranslating use cases to sequence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utation operators for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transformational viewpoint on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mbining the best attributes of qualitative and quantitative risk management tool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Practical large scale what-if queries: case studies with software risk assess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mputing interfaces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Java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$\pi$-SPACE: a formal architecture description language based on process algebra for evolving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est sequences generation from LUSTRE descriptions: GAT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declarative approach for designing and developing adaptive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Identification of potentially infeasible program paths by monitoring the search for test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ploring the design of an intentional naming scheme with an automatic constraint analyz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he use of abduction and recursion-editor techniques for the correction of faulty conj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Issues for the automatic generation of safety critica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ploring and validating the contributions of real-world knowledge to the diagnostic performance of automated database desig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tending UML to support domain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ircular coinductive rewri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anagement of change in structure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n experiment in scientific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sing graph rewriting to specify software architectura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Formal construction of the Mathematically Analyzed Separation Kern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comparison of questionnaire-based and GUI-based requirements gath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Representing technology to promote reuse in the software design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M-Builder: an automated NL-based CAS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oward the automatic assessment of evolvability for reusable class libr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Finding comparatively important concepts between tex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pgrading legacy instances of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Renaming detection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Design rationale for softwar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Higher order function synthesis through proof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test data generation for programs with integer and float variab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nforcing business policies through automated reconfigu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software engineering using concurrent class mach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tool for lazy verification of security protoc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he synthesis of a Java card tokenisation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calable consistency checking between diagrams - the VIEWINTEGRA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new way of automating statistical testing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ally restructuring programs for the We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concurrency test tool for Java moni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ing class operations in B: Application to UML behavioral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Developing generative frameworks using XM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UML validation toolset based on abstract state mach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ng EDI message translations from visu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tion Language Verifie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composite</text:p>
          </table:table-cell>
          <table:table-cell/>
          <table:table-cell office:value-type="string" calcext:value-type="string">
            <text:p>http://www.cs.ucsb.edu/~bultan/composit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ceptance based assur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mphion/NAV: deductive synthesis of state estimation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dequate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verification of Java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ertifying domain-specific polic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nitoring programs using rewri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Verify properties of mobil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ailoring a COTS group support system for software requirements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conversion from a requirements document to an executable formal spec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viding early feedback in the development cycle through automated application of model checking to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tatic consistency checking for distributed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nnectors synthesis for deadlock-free component based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owards an evolutionary formal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hared variables interaction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trategies for automated specification-based testing of synchronous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ecurity specification an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GATE, access graph based tools for handling encaps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estEra: a novel framework for automated testing of Java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stEra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mit.edu/~sarfraz/testera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on of functional test sequences from B formal specifications presentation and industrial case-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Wins and losses of algebraic transformations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Better reasoning about software engineering activi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Unfriendly COTS integration - instrumentation and interfaces for improved plug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emi-automated verification of Erlang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pecification modeling and validation applied to a family of network security produ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grams are abstract data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nhancing partial-order reduction via process clust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racing execution of software for design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validation of softwar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gram execution based module cohesion measur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test-data generation from formal models of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check of architectural models consistency using SP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est purposes: adapting the notion of specification to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ing and verification of distributed real-time systems based on CafeOBJ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mplementation of specification conjunction and domain interaction in Roset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n automated tool for analyzing Petri nets using Sp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xploiting heap symmetries in explicit-state model checking of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 checking for an executable subset of UM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ntext-aware browsing of large component reposit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mposition and refinement of behavior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-checking real-time concurr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ng the performance and reliability analysis of enterprise information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on of distributed system test-beds from high-level software architecture descri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translation from UML specifications to 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Formally testing fail-safety of electronic purse protoc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mbining static analysis and model checking for softwar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technique for mutation of Java ob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dentification of high-level concept clones in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nstantiating and detecting design patterns: putting bits and pieces togeth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n analysis-revision cycle to evolve requirements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a-based verification of temporal properties on runn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owards a precise definition of the OMG/MDA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Knowledge base approach to consistency management of UML specification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8"/>
          <table:table-cell table:style-name="ce4"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eDiTeC-testing based on sequence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ependence management for dynamic reconfiguration of component-based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model of planning and enactment support in complex software development pro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From early requirements to user interface prototyping: a methodological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dding value to formal test orac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No Java without caffeine: A tool for dynamic analysis of Java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ffeine</text:p>
          </table:table-cell>
          <table:table-cell office:value-type="string" calcext:value-type="string">
            <text:p>não faz analise estatica e sim dinam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product-lines of product-famil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Towards usable and relevant model checking techniques for the analysis of dependable inter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temporal logic approach to the specification of reconfigurable component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pprofJ: aspect-capable call path profiling of multi-threaded Java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Report on the workshop on the state of the art in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Experience report on automated procedure construction for deductiv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framework for automatic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n approach to rapid prototyping of large multi-ag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Predicting software stability using case-based reaso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Process support for tools interoper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What makes finite-state models more (or less) testabl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emantic links and co-evolution in object-oriented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Interfaces for modular feature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test case optimization using a bacteriological adaptation model: application to .NET compon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VIATRA - visual automated transformations for formal verification and validation of UM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ombining and adapting software quality predictive models by genetic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istributed modular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ve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Knowledge-based synthesis of numerical programs for simulation of rigid-body systems in physics-based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verification of any number of concurrent, communicating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ng requirements traceability: Beyond the record \&amp; replay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Monitoring requirements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synthesis of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nalyzing dependencies in large component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On CASE tool usage at Noki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ed validation of class invariants in C++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test data for functions with pointer inpu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Towards certifying domain-specific properties of synthesiz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onstructing CORBA-supported oracles for testing: a case study in automated software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dapting applications on the fl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eviation analysis through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ystem testing for object-oriented frameworks using hook technolog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Enabling iterative software architecture derivation using early non-functional property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inter-procedural test case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Identifying cause and effect relations between events in concurrent event-based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validation of deployed J2EE components using asp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Model-based tests of truis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ystematic bridging the gap between requirements and OO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ssumption generation for software component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expected results for automated black-box testing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UML: a viewpoint oriented UML extens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Model-based verification of Web service composi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Refactoring C with conditional compi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On the automatic evolution of an OS kernel using temporal logic and AO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ossa</text:p>
          </table:table-cell>
          <table:table-cell office:value-type="string" calcext:value-type="string">
            <text:p>escalonador para kernel linux</text:p>
          </table:table-cell>
          <table:table-cell office:value-type="string" calcext:value-type="string">
            <text:p>http://bossa.lip6.f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model-driven approach to non-functional analysis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c generation of content management systems from EER-based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bugging overconstrained declarative models using unsatisfiable co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isual specification of concurr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rchitecture style-based calculi for non-functional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XRay views: understanding the internals of cla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environment generation for software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bandera.projects.cs.ksu.edu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software testing using a metaheuristic technique based on Tabu 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ng component adaptation for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approach for tracing and understanding asynchronous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alysis of inconsistency in graph-based viewpoints: a category-theoretical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Fault localization with nearest neighbor que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esting database transaction concurrenc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GEND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cally inferring concern code from program investigation activi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on for exception freedom proof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emi-automatic fault localization and behavior verification for physical system simulatio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pecification and synthesis of hybrid automata for physics-based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Graph rewriting and transformation (GReAT): a solution for the model integrated computing (MIC) bottlenec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incremental approach to task-specific information delivery in SE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infrastructure to support meta-differencing and refactoring of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What test oracle should I use for effective GUI testing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Java component model for evolving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Unspec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Extending diagnosis to debug programs with exce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requirements-based generation of test cases for product famil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Parallel breadth-first search LTL model-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Certifying measurement unit safety poli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isual constraint diagrams: runtime conformance checking of UML object models versus implemen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spectizing server-side distrib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Model checking software requirement specifications using domain reduction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empirical study on groupware support for software inspection meet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riving user interface requirements from densely interleaved scientific computing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ool-assisted unit test selection based on operational vio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Overview of OpenModel-based validation with partial infor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type system for statically detecting spreadsheet err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piction and playout of multi-threaded program execu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PQR: flexible automated design pattern extraction from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Generating design pattern detectors from pattern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pragmatic study of binary class relationship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new structural coverage criterion for dynamic detection of program invaria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tecting requirements interactions: a three-level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pplying AutoBayes to the analysis of planetary nebulae ima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Predicting fault prone modules by the Dempster-Shafer belief network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he feature signatures of evolv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Co: a declarative coordination framework for scientific model fede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ng relative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est suite design for code generatio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programmable client-server model: robust extensibility via DS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Communicating requirements using end-user GUI constructions with argum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heoretical foundations of updating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stablishment of automated regression testing at ABB: industrial experience report on 'avoiding the pitfalls'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ScriptEase: generative design patterns for computer role-playing g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criptEase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mbining the box structure development method and CSP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daptable concern-based framework specialization in UM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CAT: a performance analysis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deCrawler - polymetric views in 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valuating clone detection techniques from a refactoring perspect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odeling and simulation of context-aware mobil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Test-suite reduction for model based tests: effects on test quality and implications for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support for framework selection and custom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nstant and incremental transformation of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llaborative tools for mobile requirements acquis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scalable approach to user-session based testing of Web applications through concept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Verifying interactive Web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Validating personal requirements by assisted symbolic behavior brows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ic method comple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sing a structure-based configuration tool for product deriv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ing traceability for generated software artif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efactoring use case models on episod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Property-oriented test generation from UML Statecha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ostra: a framework for detecting redundant object-oriented unit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stra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odeling behavior in compositions of software architectural primitiv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T-UPPAAL: online model-based testing of real-tim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nalyzing interaction orderings with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computational framework for supporting software inspe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analysis of timing information in UML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data mapping specification via schema heuristics and user intera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isAXSM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valuation of tool support for architectural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n environment for building a system out of its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Verifiable concurrent programming using concurrency control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HET: a system for checking dynamic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The education of a software engine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equirements monitoring for service-based systems: towards a framework based on event calculu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dynamic reconfiguration using AI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Parameterized interfaces for open system verification of product l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From testing to diagnosis: an automate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differencing algorithm for object-oriented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ScriptEase: generating scripting code for computer role-playing gam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rchitecture for generating Web-based, thin-client diagramm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spect mining using event tr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statistical model to locate faults at input lev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Helping object-oriented framework use and evaluation by means of historical use infor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apping template semantics to SMV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nteractive visualization of concurrents programs [concurrents read concurrent]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ink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On-the-fly generation of k-path tests for C fun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Data-mining synthesised schedulers for hard real-tim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xperiences integrating and scaling a performance test bed generator with an open source CAS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odeling Web-based dialog flows for automatic dialog contr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nferring specifications to detect errors in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sing transient/persistent errors to develop automated test oracles for event-driven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dataflow language for scriptable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nsistency checking in an infrastructure for large-scale generative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Heuristic search with reachability tests for automated generation of tes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MPASS: tool-supported adaptation of inte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case study in JML-based software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performance validation of software design: an industrial experi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case study of coverage-checked random data structur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nderstanding aspects via implicit invo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sing a genetic algorithm and formal concept analysis to generate branch coverage test data automaticall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mbination model checking: approach and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ntext-aware code cert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SPIS: a framework supporting software inspection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Decision support for test management in iterative and evolutionary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Formal framework for automated analysis and verification of Web-based applications 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Group support for distributed collaborative concurrent software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he power of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irtual humans: lessons learned in integrating a large-scale AI projec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esigning and implementing a family of intrusion detection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xploiting predicate structure for efficient reachability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pplication of design for verification with concurrency controllers to air traffic contro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fficient temporal-logic query checking for presburger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mponent model for internet-scal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ng the performance management of component-based enterprise systems through the use of redundan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UMLDiff: an algorithm for object-oriented design differen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dentifying traits with formal concept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ecise identification of composition relationships for UML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On dynamic feature lo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Blowtorch: a framework for firewall test auto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n analysis of rule coverage as a criterion in generating minimal test suites for grammar-bas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c test factoring for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lassSheets: automatic generation of spreadsheet applications from object-oriented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Generation of visual editors as eclipse plug-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learwater: extensible, flexible, modular code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ecure sharing between untrusted users in a transparent source/binary deployment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ng experimentation on distributed testbe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MNESIA: analysis and monitoring for NEutralizing SQL-injection att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MNESI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imna: a framework for automatically combining aspect mining analy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parameterized interpreter for modeling different AOP mechanis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generic approach to supporting diagram differencing and merging for collaborativ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isualization-based analysis of quality for large-scale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c verification of design patterns in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ne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Optimized run-time race detection and atomicity checking using partial discovered typ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Reasoning about real-time statecharts in the presence of semantic vari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replay and failure detection for web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ocating faulty code using failure-inducing chop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mpirical evaluation of the tarantula automatic fault-localization techniqu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test generation for engineering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et's agree to disagre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similarity-aware approach to testing based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ocess support to help novices design software faster and bett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he PLUSS toolkit?: extending telelogic DOORS and IBM-rational rose to support product line use case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strategy for efficient verification of relational specifications, based on monotonicity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Quasi-random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nstraint-based test data generation in the presence of stack-directed poin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QoS-aware dynamic service composition in ambient intelligence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visual language and environment for composing web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earning to verify branching time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imon: modeling and analysis of design space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attice-based adaptive random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unified fitness function calculation rule for flag conditions to improve evolutionary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threat-driven approach to modeling and verifying secure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path generation for software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A-Miner: a tool for automating aspect-oriented requirements ident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yagg: an easy-to-use generator for structured test inpu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agg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etermining the cost-quality trade-off for automated software trace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uniform deductive approach for parameterized protocol safe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mponent-based development framework for supporting functional and non-functional analysis in control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rigorous approach for proving model refactor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mpositional reasoning for port-based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Model-based self-monitoring embedded programs with temporal logic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pecialization and extrapolation of software cost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NFRs-aware architectural evolution of component-bas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de security analysis with asser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ata mining and cross-checking of execution traces: a re-interpretation of Jones, Harrold and Stasko test infor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operties and scopes in web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ynthesis of correct and distributed adaptors for component-based systems: an automatic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ntext-sensitive structural heuristic for guided search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est input generation for red-black trees using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esting in resource constrained executio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ufrock: a framework for constructing polytypic theorem prov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Bamboo: an architecture modeling and code generation framework for configuration managem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Using communicative acts in high-level specifications of user interfaces for their automated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tool for automatic UML model consistency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population of causal models for improved software risk assess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ntroduction to doctoral symposiu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generation of testing tools for domain-specific langua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nstructing interaction test suites with greedy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erifying the correctness of hume programs: an approach combining deductive and algorithmic reaso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model transformation approach to automatic model construction and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Formal support for merging and negoti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n regression testing selection when source code is not availab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pecification and automated processing of security requirements (SAPS'05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oftware security assurance tools, techniques and metrics (SSATTM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3rd international workshop on traceability in emerging forms of software engineering (TEFSE 2005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oftware certificate management (SoftCeMent'05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2nd Workshop on the state of the art in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Verifying Specifications with Proof Scores in CafeOBJ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Winning the DARPA Grand Challenge: A Robot Race through the Mojave Dese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Property Checking for Software: Past, Present and Futu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Information Aggregation for Scaling Scale-Resistant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Generating Domain-Specific Visual Language Editors from High-level Too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Automated Formal Approach to Managing Dynamic Reconfigu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ifferencing and Merging of Architectural 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Empirical Comparison of Automated Generation and Classification Techniques for Object-Oriented Unit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ymclat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mmand-Form Coverage for Testing Databas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Identification of Bug-Introducing Chan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dularity Analysis of Logical Desig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Portable Compiler-Integrated Approach to Permanent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ygcc</text:p>
          </table:table-cell>
          <table:table-cell office:value-type="string" calcext:value-type="string">
            <text:p>modificacao no gc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ntegrating and Scheduling an Open Set of Static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Reverse Engineering of Design Patterns from Java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rchTrace: Policy-Based Support for Managing Evolving Architecture-to-Implementation Traceability Link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ng Software Traceability in Very Small Companies: A Case Study and Lessons Learne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Bogor/Kiasan: A k-bounded Symbolic Execution for Checking Strong Heap Properties of Open Systems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Kiasan/Bogor</text:p>
          </table:table-cell>
          <table:table-cell/>
          <table:table-cell office:value-type="string" calcext:value-type="string">
            <text:p>http://bogor.projects.cs.ksu.edu/manual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ecurity Analysis of Crypto-based Java Programs using Automated Theorem Prov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ccurate Centralization for Applying Model Checking on Network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sing Decision Trees to Predict the Certification Result of a Bui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anaging the Complexity of Large Free and Open Source Package-Based Software Distribu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ncurrent Engineering support in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ining Aspects from Version Hist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dentifying Refactorings from Source-Code Chan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ieve: A Tool for Automatically Detecting Variations Across Program Vers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eve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From Capability Specifications to Code for Multi-Agent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Instant Message-Driven User Interface Framework for Thin Client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sing communicative acts in interaction design specifications for automated synthesis of user interf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notation Inference for Safety Certification of Automatically Generated Code (Extended Abstrac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Unified Model for Product Data Management and Soft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Human-Friendly Line Routing for Hierarchical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ntradiction Finding and Minimal Recovery for UML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Programming Language Inherent Support for Constrained XML Schema Definition Data Types and OWL D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methodology for automated test generation guided by functional coverage constraints at specification lev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Automated Approach for Goal-driven, Specification-based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Effective Generation of Interface Robustness Properties for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Generation of Detection Algorithms for Design De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oftware Library Usage Pattern Extraction Using a Software Model Che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Round-trip Software Engineering in Aspect Weaving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wards Automatic Assertion Refinement for Separation Logi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Reasoning on Aspects Inte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etecting Precedence-Related Advice Interfer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Round-Trip Engineering of Framework-Based Software using Framework-Specific Modeling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ntegrated Variability Modeling of Features and Architecture in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oftware Connectors for Highly Distributed and Voluminous Data Intens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verage Metrics to Measure Adequacy of Black-Box Test Sui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anagement of Incomplete and Inconsistent 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Energy-Awareness in Distributed Java-Based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LSS: A Tool for Large Scale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new web browser including a transferable function to Ajax cod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bias-Z: An executable formal specification of a test gener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del-driven Monitoring: Generating Assertions from Visual Contr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he Rearranger - A New Assembler Ut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PCASED Combining Formal Methods with Model-Driven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ML-based Service Discovery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Verification Tool for DHTM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ck-object generation with 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omain-specific Model Checking Using The Bogor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esting Tools and Techniques: A Mini-Tutorial on Evaluation Methods for A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ploring the neighborhood with dora to expedite softwar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Netstub: a framework for verification of distributed java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ing bug report qua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conic addition of failsafe fault-toler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nsuring consistency in long running trans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ssertion-based repair of complex data stru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c code styliz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Keyword programming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supporting awareness of indirect conflicts across software configuration management worksp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mbined static and dynamic mutabilit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equential circuits for program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esidual dynamic typestate analysis exploiting static analysis: results to reformulate and reduce the cost of dynamic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rected test generation using symbolic gramma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SE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Nighthawk: a two-level genetic-random unit test data gener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spect-oriented weaving mechanism based on component and connector architectu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cJava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posl.minnie.ai.kyutech.ac.jp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automatic model synchronization from mode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utomated model-based debugging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ntext-aware statistical debugging: from bug predictors to faulty control flow pat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Object ownership profiling: a technique for finding and fixing memory leak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Parseweb: a programmer assistant for reusing open source code on the web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RSEWeb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ase.csc.ncsu.edu/parseweb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c extraction of framework-specific models from framework-based application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Pallino: automation to support regression test selection for cots-bas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eature location via information retrieval based filtering of a single scenario execution tra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lustering support for automated tra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nferring structural patterns for concern traceability in evolving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SIS4J</text:p>
          </table:table-cell>
          <table:table-cell office:value-type="string" calcext:value-type="string">
            <text:p>artigo não indica onde obter</text:p>
          </table:table-cell>
          <table:table-cell office:value-type="string" calcext:value-type="string">
            <text:p>http://cs.mcgill.ca/~martin/concerns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inding errors in components that exchange xml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dynamic birthmark for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PI Birthmark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s://www.st.cs.uni-saarland.de/birthmarking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ective memory protection using dynamic tain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utomated approach to monitoring and diagnosing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business case for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ing concurrent programs using value schedu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ective random testing of concurr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ed gui testing guided by usage profi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iciently monitoring data-flow test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ynthesizing client load models for performance engineering via web craw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ynthesis of test purpose directed reactive planning tester for nondeterministic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automated consistency checks of product line requirements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ed detection of api refactorings in libr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evolutionary class testing in the presence of non-public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Behavioral adaptation of component compositions based on process algebra encod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buffer overflow benchmark for software model check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hecking threat modeling data flow diagrams for implementation conformance and secur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evolving programs and unit tests from their spec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mbining environment generation and slicing for modular software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vering array sampling of input event sequences for automated gui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rect-dependency-based software compatibility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riving the selection of cots components on the basis of system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icient unit test case minimiz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energy consumption framework for distributed java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vacon: a framework for integrating evolutionary and concolic testing for object-oriented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tracting rights and obligations from regulations: toward a tool-supported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traction of bug localization benchmarks from hist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eature interaction analysis: a maintenance perspect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framework and tool supports for testing modularity of softwa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uml profile design practices by leveraging conceptual domai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infrastructure for autonomic system development: the selflet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terative model-driven development of adaptable service-bas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pproach to mining call-usage patternswith syntactic contex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ining concepts from code with probabilistic topic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ining modal scenario-based specifications from execution traces of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-driven derivation of product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ular and generic programming with interpreterli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educing irrelevant trace vari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teq: modeling and validating infinite-state hard-real-tim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: a meta-tooling platform for creating language-specific ides in eclips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clipse IMP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s://sourceforge.net/projects/eclipse-imp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cheduling of conflicting refactorings to promote quality improv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evaluation scheme of adaptive configuration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ssisting potentially-repetitive small-scale changes via semi-automated heuristic 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 checking concurrent linux device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DVerify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verify.ethz.ch/ddverif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 automation for kernel code and disk arrays with virtual de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leveraging model transformation to support model-based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nit testing concurrent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alidating system properties exhibited in execution tr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erifying C++ with STL containers via predicate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deGenie: using test-cases to search and reuse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ecor: a tool for the detection of design de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co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ESERT: a decentralized monitoring tool gener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ormal specification generator for KAOS: model transformation approach to generate formal specifications from KAOS requirements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ntegrated tool support for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astering combinatorial explosion with the tobias-2 test gener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mart: a tool for application referenc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 suite reduction and prioritization with call tre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eureka tool for software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ol support for the compile-time execution structure of object-oriented programs with ownership annot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ols for model-based security engineering: models vs.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MLtoCSP: a tool for the formal verification of UML/OCL models using constraint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isualizing clone detection res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daptation hiding modular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ng the identification of variability realisation techniques from featur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change prediction with fine-grained source code mi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sing information retrieval to support design of incremental change of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sing traceability to support model-based regression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ncolic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utorial on JML, the java modeling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mpirical research methods for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oftware reuse and evolution with generative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eta tools for implementing domain specific visual langua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osetta: language support for system-level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 automated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pecifying and verifying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embarrassing truth about software automation and what should be done about i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calable automatic test data generation from modeling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warm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flections on, and Predictions for, Support Systems for the Development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creasing Test Granularity by Aggregating Unit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ndom Test Run Length and Effectiven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ogram Analysis with Dynamic Precision Adjustmen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PA+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cs.sfu.ca/~dbeyer/blast_cpaplus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R-Based Traceability Recovery Processes: An Empirical Comparison of "One-Shot" and Incremental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nabling Automated Traceability Maintenance by Recognizing Development Activities Applied to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aceMaintainer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cremental Latent Semantic Indexing for Automatic Traceability Link Evolu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Verification of Multi-Agent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Validating Real Time Specifications using Real Time Event Queue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Inference of Frame Axioms Using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mack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Generating and Evaluating Choices for Fixing Inconsistencies in UML Desig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ining Scenario-Based Triggers and Ef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fining Real-Time System Specifications through Bounded Model- and Satisfiability-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valuating Models for Model-Based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rror Reporting Logi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fficient Monitoring of Parametric Context-Free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Framework for Dynamic Service Discove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Methodology and Framework for Creating Domain-Specific Development Infra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nnecting Programming Environments to Support Ad-Hoc Collab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ducing False Positives by Combining Abstract Interpretation and Bounded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nit Testing of Flash Memory Device Driver through a SAT-Based Model Che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ffort Estimation in Capturing Architectural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est-Suite Augmentation for Evolving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atrixReloaded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ducing the Cost of Path Property Monitoring Through Samp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Query-Aware Test Generation Using a Relational Constraint Solv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ferring Finite-State Models with Temporal Constrai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ype-Checking Software Product Lines - A Formal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sing Simulation to Investigate Requirements Prioritization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Aspect Recommendation through Clustering-Based Fan-in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BF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edictive Typestate Checking of Multithreaded Java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mproving Structural Testing of Object-Oriented Programs via Integrating Evolutionary Testing and Symbolic Exec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Debugging of Concurrent Programs through Active Sampling of Low Dimensional Random Proje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How Program History Can Improve Code Comple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potWeb: Detecting Framework Hotspots and Coldspots via Mining Open Source Code on the We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nfiguration Lifting: Verification meets Software Configu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oduct Line Tools are Product Lines Too: Lessons Learned from Developing a Tool Suit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specification language for static analysis of student exerci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Case Study on the Automatic Composition of Network Application Mashup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edicting Effectiveness of Automatic Test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stributed Constraints Maintenance in Collaborative UML Modeling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oftware Cost Estimation using Fuzzy Decision Tre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hizome: A Feature Modeling and Generation Platfor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mbining the Analysis of Spatial Layout and Text to Support Design Expl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sing Cluster Analysis to Improve the Design of Component Interf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gmenting Counterexample-Guided Abstraction Refinement with Proof Templat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TYASM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cs.toronto.edu/~kelvin/ase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n Assume Guarantee Verification Methodology for Aspect-Oriented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Living with the Law: Can Automation give us Moore with Less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VCR: Virtual Capture and Replay for Performanc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Case for Automatic Exception Hand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ffGen: Automated Regression Unit-Test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n Automated Test Code Generation Method for Web Applications using Activity Oriente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he Consistency of Web Convers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esting Peers' Volat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Continuous Integration of Component-Based Software: An Industrial Experi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Two-Step Approach for Modelling Flexibility in Software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Generic Approach for Class Model Norm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XE (eXtreme editor) - bridging the aspect-oriented programming usability gap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pid: Identifying Bug Signatures to Support Debugging Activi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Heuristics for Scalable Dynamic Test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anaging Models through Macro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leman: Comprehensive Clone Group Evolu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mposition of Qualitative Adaptation Poli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System for Supporting Development of Large Scaled Rich Internet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scovering Patterns of Change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odel-Driven Development of Mobile Personal Health Car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nforcing Structural Regularities in Source Code using Intens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QuARS Express - A Tool Demonst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TSA: The Modal Transition System Analys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aramaEML: An Integrated Multi-View Business Process Modelling Environment with Tree-Overlays, Zoomable Interfaces and Code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tYasm: Software Model Checking with Proof Templates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PTYASM</text:p>
          </table:table-cell>
          <table:table-cell/>
          <table:table-cell office:value-type="string" calcext:value-type="string">
            <text:p>www.cs.toronto.edu/~tomhart/ptyas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emi-Automating Pragmatic Reuse Task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UALLY: A framework for Architectural Languages and Tools Interoper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Mapping from Goal Models to Self-Adap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DDSS: Architecture Design Decision Support System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PPAREIL: A Tool for Building Automated Program Translators Using Annotated Gramma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pid Model-Driven Prototyping and Verification of High-Integrity Real-Time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ave-IDE: An Integrated Development Environment for Building Predictable Component-Based Embedd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he Clem Toolki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ol Support for Parametric Analysis of Large Software Simulation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qsCov: A Tool for Measuring Test-Adequacy over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spectM: UML-Based Extensible AOM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ols for Traceability in Secur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nifying Analysis Tools with Roset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odel-Driven Development of Mobil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Web Performanc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Test Generation for LUSTRE/SCADE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Feature Interaction Detection in the Automotive Doma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wards Good Enough Testing: A Cognitive-Oriented Approach Applied to Infotainm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Petri Net Based Debugging Environment for QVT Re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Validating Automotive Control Software Using Instrumentation-Base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mi-automated Test Planning for e-ID Systems by Using Requirements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Quantum Algorithm for Software Engineering 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nderstanding the Value of Software Engineering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ype Inference for Soft-Error Fault-Tolerance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valuating the Accuracy of Fault Localization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pectrum-Based Multiple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 Comprehensive Test Suite for Detectors of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API Usage through Automatic Detection of Redundant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aus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lone-A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MT-Based Bounded Model Checking for Embedded ANSI-C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SBMC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users.ecs.soton.ac.uk/lcc08r/esbmc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ic Validation of C Preprocessor Macro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PPCHECKE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oper: Lightweight Detection of Infinite Loops at Runtim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the Efficiency of Dependency Analysis in Logical Decisio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xplicit Concern-Driven Development with ArchEv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Design Rule Hierarchies and Parallelism in Software Development Task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Test Order Generation for Software Component Integration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Divergence-Oriented Approach to Adaptive Random Testing of Java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daptive Random Test Case Priorit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odel-Based Customization and Deployment of Eclipse-Based Tools: Industrial Experien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lf-Repair through Reconfiguration: A Requirements Engineering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odel Checking of Domain Artifacts in Product Lin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lattin: Mining Alternative Patterns for Detecting Neglected Condi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Temporal Specifications from Object Us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kanga</text:p>
          </table:table-cell>
          <table:table-cell office:value-type="string" calcext:value-type="string">
            <text:p>artigo não indica onde obter</text:p>
          </table:table-cell>
          <table:table-cell office:value-type="string" calcext:value-type="string">
            <text:p>http://www.st.cs.uni-saarland.de/models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nferring Resource Specifications from Natural Language API Document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oc2Spec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pecification and Control of Interface Responses to User Input in Rich Internet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ode Completion from Abbreviated Inpu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ask-First or Context-First? Tool Integration Revisite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Hierarchical Scenario-Based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c Generation of Object Usage Specifications from Large Method Trac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fficient Formalism-Independent Monitoring of Parametric Proper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cally Recommending Triage Decisions for Pragmatic Reuse Tas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Health Models for Performance Monitoring of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nferring Method Effect Summaries for Nested Heap Reg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Assert: Suggesting Repairs for Broken Unit Tests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Assert</text:p>
          </table:table-cell>
          <table:table-cell/>
          <table:table-cell office:value-type="string" calcext:value-type="string">
            <text:p>http://mir.cs.illinois.edu/reasse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ache-Based Model Checking of Networked Applications: From Linear to Branching Tim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e-Space Coverage Est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Framework for State-Space Exploration of Java-Based Actor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ymbolic Deadlock Analysis in Concurrent Libraries and Their Cli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recise Data Race Detection in a Relaxed Memory Model Using Heuristic-Based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Formal Syntax for Probabilistic Timed Property Sequence Cha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et the Ants Deploy Your Software - An ACO Based Deployment Optimisation Strate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sing String Distances for Test Case Prioritis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ggae: Automated Test Generation for Programs Using Complex Regular Express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Methodology and Framework to Simplify Usability Analysis of Mobil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Open Source-Based Approach to Software Development Infra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A-Analyzer: Automating Conflict Detection in Aspect-Oriented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Automated Passive Testing Approach for the IMS PoC Servi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dding Examples into Java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nhanced Automation for Managing Model and Metamodel Inconsisten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ng Fixes from Object Behavior Anomal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rvice Substitution Revisite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Verification-Driven Approach to Traceability and Documentation for Auto-Generated Mathematical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ugmenting Requirements Models with Preferen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Comprehension Tasks in Software Expl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ointcut Rejuvenation: Recovering Pointcut Expressions in Evolving Aspect-Orient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pplications of Simulation and AI Search: Assessing the Relative Merits of Agile vs Traditional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ng the Implementation of Analysis Concerns in Workflow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ic Typing for Ruby on Rai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rails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utomating Class-Splitting Using Betweenness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lassSplitte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ducing Features to Improve Bug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ng Vulnerability Signatures for String Manipulating Programs Using Automata-Based Forward and Backward Symbolic Analy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Weaving Context Sensitivity into Test Suite Constru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Optimizing a Structural Constraint Solver for Efficient Software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Case for Automated Debugging Using Data Structure Repai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on of Simulation Views for Domain Specific Modeling Languages Based on the Eclipse Modeling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sing Spectrum-Based Fault Localization for Test Case Group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luster-Based I/O-Efficient LTL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Linear Programming Approach for Automated Localization of Multiple Faul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st in Translation: Forgetful Semantic Anch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IDE-based, Integrated Solution to Schema Evolution of Object-Orient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KaitoroBase: Visual Exploration of Software Architecture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hpModeler - A Web Model Extrac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Zoltar: A Toolset for Automatic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upporting Requirements Validation: The EuRailCheck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opfrog: A Static Analyzer for ANSI-C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opfrog</text:p>
          </table:table-cell>
          <table:table-cell office:value-type="string" calcext:value-type="string">
            <text:p>source não disponivel, apenas binarios</text:p>
          </table:table-cell>
          <table:table-cell office:value-type="string" calcext:value-type="string">
            <text:p>http://verify.inf.usi.ch/content/loopfro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Tool Suite for the Generation and Validation of Configurations for Software Avail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Tool for Attributed Goal-Oriented Requirements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Jtop: Managing JUnit Test Cases in Absence of Coverage In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top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code.google.com/p/pku-jtop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Automated Tool for Generating UML Models from Natural Language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MGA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OWP: Web-Specific AOP Framework for PH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OWP</text:p>
          </table:table-cell>
          <table:table-cell office:value-type="string" calcext:value-type="string">
            <text:p>não faz analise estatica, link offli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Modelling Language for Interactive Web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Software Tool Support for Checking the Inconsistency of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Holistic Approach to Mobile Service Provisio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cure and Usable Requirements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oal-Based Testing of Semantic Web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gration from Procedural Programming to Aspect Oriented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Component Dependency Resolution with Soft Constraints, Validation an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toward compositional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alyzing security archite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coria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ikiBuilder: end-user specification and generation of visual wik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oftware design sketching with calic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ally documenting program chan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wards automatically generating summary comments for Java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detection of nocuous coordination ambiguities in natural language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Flexible and scalable consistency checking on product line variability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ariability modeling in the real: a perspective from the operating systems doma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SISTing reliability degradation through proactive reconfigu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construction of an effective training set for prioritizing static analysis warn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 automated approach for finding variable-constant pairing bu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viance from perfection is a better criterion than closeness to evil when identifying risky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amlessly integrated, but loosely coupled: building user interfaces from heterogeneous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quality-driven development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iTV: multiple-implementation testing of user-input validators for web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 comparison with GenericDiff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liminating products to test in a software product lin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visual interactive debugger based on symbolic exec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-driven reverse engineering of legacy graphical user interfaces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GUIZMO</text:p>
          </table:table-cell>
          <table:table-cell/>
          <table:table-cell office:value-type="string" calcext:value-type="string">
            <text:p>http://modelum.es/trac/guizmo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two-step technique for extract class refact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tecting user-visible failures in AJAX web applications by analyzing users' interaction behavi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rchitectural style as an independent variab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ext mining in supporting software systems risk assur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JCCD: a flexible and extensible API for implementing custom code clone detec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eerUnit: a framework for testing peer-to-peer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configurable run-time support for distributed service component archite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raSCAti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isco: a generic and extensible framework for model driven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continuous maintenance of state machine models in program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ac2o: a runtime for enterprise system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ymbolic PathFinder: symbolic execution of Java byte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numeration refactoring: a tool for automatically converting Java constants to itemized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the actual implementation will be derived from the formal specification -- KBSA, 198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erification-driven slicing of UML/OC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support for repairing input-model fa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curity-driven model-based dynamic adap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JRF-E: using model checking to give advice on eliminating memory model-related bu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bounded statistical approach for model checking of unbounded until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liminating navigation errors in web applications via model checking and runtime enforcement of navigation state mach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wards mining replacement queries for hard-to-retrieve tr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essential use cases to better capture software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imesheet assistant: mining and reporting developer effor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 experience report on scaling tools for mining software repositories using MapRedu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Mashup: assisting end-user programming for the service-oriented we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A: automated test generation for database applications via mock ob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andom unit-test generation with MUT-aware sequence recommen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nd-user oriented critic specification for domain-specific visual language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hecking roundoff errors using counterexample-guided narrow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alizing architecture frameworks through megamodelling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covering inter-project dependencies in software eco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program repair through the evolution of assembly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ntegrating model verification and self-adap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When to use data from other projects for effort est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adre: domain-specific architectural recovery for scientific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SQL query generation for systematic testing of database eng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ag and prune: a pragmatic approach to software product line implem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ducing estimation uncertainty with continuous assessment: tracking the "cone of uncertainty"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Using transitive changesets to support feature lo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uMoR: monitoring and recovery for BPEL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/analyzer: a tool for detecting, visualizing and fixing design errors in UM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oGenTe: a tool for code generator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mpendulo: debugging the programm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pendulo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pecDiff: debugging form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riving behavior of multi-user processes from interactive requirements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code generation from a UMLsec proper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layGo: towards a comprehensive tool for scenario based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MES tool-chain: a set of integrated tools for behavioral modeling and analysis of embedd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2O: a tool for guided decision-ma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model engineering for model-driven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arch-carrying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olving string constraints lazil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cenario-based and value-based specification mining: better togeth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est generation to expose changes in evolv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How did you specify your test suit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ynamic and transparent analysis of commodity production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yperDbg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code.google.com/p/hyperdbg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pt-pbo: solving the software dependency problem using pseudo-boolean optim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sentence-matching method for automatic license identification of source code fi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inka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turingmachine.org/nink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tection of recurring software vulnerabili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atching dependence-related queries in the system dependence grap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LASMA: a plan-based layered architecture for software model-driven adap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program differencing algorithm for verilog HD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diff</text:p>
          </table:table-cell>
          <table:table-cell office:value-type="string" calcext:value-type="string">
            <text:p>source não disponivel, apenas binarios</text:p>
          </table:table-cell>
          <table:table-cell office:value-type="string" calcext:value-type="string">
            <text:p>http://web.cs.ucla.edu/~miryung/software/vdiff/web/index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rror-avoiding adaptors for black-box software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model group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inference of abstract type 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xtraction and visualization of traceability relationships between documents and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 checking graph representation of precise boolean inter-procedural flow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he influence of multiple artifacts on the effectiveness of softwar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Wikipedia and how to use it for semantic document repres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web application testing using search based software engineering</text:p>
          </table:table-cell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SWAT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cs.ucl.ac.uk/staff/nalshahw/swa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-locating and fix-propagating for HTML validation errors to PHP server-sid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hpSync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caling up automated test generation: Automatically generating maintainable regression unit tests for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Heap cloning: Enabling dynamic symbolic execution of java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 generation of load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ymbolic search-based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documentation inference to explain failed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ilureDoc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code.google.com/p/failuredoc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program inputs for database application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ioritizing tests for fault localization through ambiguity group redu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dentifying future field accesses in exhaustive state space traversa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odel checking distributed systems by combining caching and process checkpoin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upporting domain-specific state space reductions through local partial-order redu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calable and precise symbolic analysis for atomicity viol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C2: A framework for scalable, scope-bounded software ver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C2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ormalizing hardware/software interface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afe asynchronous multicore memory oper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syncStar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rule-based approach to the semantic lifting of model differences in the context of model versio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model-driven framework for guided design space expl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extraction of architecture-level performance models of distributed component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ecomputing possible configuration error diagno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 optimal strategy for algorithmic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Localizing SQL faults in databas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automated documentation to code traceability by combining retrieval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terative mining of resource-releasing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RFinder</text:p>
          </table:table-cell>
          <table:table-cell office:value-type="string" calcext:value-type="string">
            <text:p>link para download offli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lexible design pattern detection based on feature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more accurate retrieval of duplicate bug repo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topic-based approach for narrowing the search space of buggy files from a bug re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pecifying and detecting meaningful changes in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CT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sead1.open.ac.uk/mct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elf-adaptive software meets control theory: A preliminary approach supporting reliability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lizing evolutionary coupling with stochastic dependenc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ifferential precondition checking: A lightweight, reusable analysis for refactoring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performance comparison of contemporary algorithmic approaches for automated analysis operations on feature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inding relevant answers in software foru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oftware process evaluation: A machine learning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Local vs. global models for effort estimation and defect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apacity planning for event-based systems using automated performance predi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cological inference in empirical software engine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tection of feature interactions using feature-aware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Querying source code with natural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verage rewarded: Test input generation via adaptation-based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endel: Source code recommendation based on a genetic metaph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Optimizing the automatic test generation by SAT and SMT solving for Boolean express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de-based automated program fix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utoFix-E2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se.inf.ethz.ch/research/autofix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aming changes With 1.x-Way architecture-implementation mapp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valuating test selection strategies for end-user specified flow-bas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dynamic backward slicing of mode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ining test oracles of web search eng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ODC: Automated generation of Orthogonal Defect Class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Observations on the connectedness between requirements-to-code traces and calling relationships for trace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oximity based weighting of test cases to improve spectrum based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licing featur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model checking to analyze static properties of declarativ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inding the merits and drawbacks of software resources from com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mbining search-based and constraint-based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tateful testing: Finding more errors in code and contr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o software engineers benefit from source code navigation with traceability? — An experiment in software change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ng analysis of qualitative preferences in goal-oriented requirements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History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alyzing temporal API usage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somorphism in model tools and edi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case for alloy annotations for efficient incremental analysis via domain specific sol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xploring caching for efficient collection ope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racing requirements to tests with high precision and recal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xtracting structured data from natural language documents with island pars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RoundTram: An integrated framework for developing well-behaved bidirectional mode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Run-time systems failure prediction via proactive monit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an approach and framework for test-execution plan deriv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tatistical debugging with elastic predica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iagnosis of software failures using computational geomet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itBAC: Flexible access control for non-modular conc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lient-side web application slic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upporting activity based computing paradigm in global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nferred dependence coverage to support fault contextu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model-based assurance to strengthen diagnostic proced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ault-localization using dynamic slicing and change impac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source code search with natural language phrasal representations of method signa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viation management during process exec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ECIS: Inferring invariants using program path guided clust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planning for feature model configuration based on stakeholders' business conc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 adaptive approach to impact analysis from change requests to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omain and value checking of web application invocation argu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AIVE+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ixed constraints for test input generation - An initial expl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nhancing architectural recovery using conc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earch-based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requirements aware systems: Run-time resolution of design-time assum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essential user interface prototypes to validate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ally exploring how uncertainty impacts behavior of dynamically adap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Diff: Interaction-based program differenc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loneDifferentiator: Analyzing clones by differenti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lementing efficient model validation in EMF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JPF-AWT: Model checking GUI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he CORE system: Animation and functional correctness of pointer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PIExample: An effective web search based usage example recommendation system for java AP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PIExample</text:p>
          </table:table-cell>
          <table:table-cell office:value-type="string" calcext:value-type="string">
            <text:p>link para download offli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BEST: A symbolic testing tool for predicting multi-threaded program fail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composing feature models: language, environment, an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estEra: A tool for testing Java programs using alloy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AJOR: An efficient and extensible tool for mutation analysis in a Java compil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jCT: A Java Code Tomograp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realistic test models for model process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uided test visualization: Making sense of errors in concurr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he Capture Calculus Toolse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model checking framework for hierarchical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ally detecting the quality of the query and its implications in IR-based concept lo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Formal Concept Analysis to support chang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framework for managing uncertainty in self-adaptive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 consistency checking of natural language temporal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alyzing temporal properties of abstract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spectrum-based fault localization using proximity-based weighting of test ca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ritra Bandyopadhya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 assessment of software documentation qua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Symbolic Model Checking Framework for Hierarchical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he GISMOE challenge: constructing the pareto program surface using genetic programming to find better programs (keynote paper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-founding software engineering -- SEMAT at the age of three (keynote abstrac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actical isolation of failure-inducing changes for debugging regression fa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regression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s://code.google.com/archive/p/iregressi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iversity maximization speedup for fault localiz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Improving the effectiveness of spectra-based fault localization using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o what extent could we detect field defects? an empirical study of false negatives in static bug finding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iagnosys: automatic generation of a debugging interface to the Linux kerne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iagnosys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momentum.labri.fr/projects/diagnosy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uplicate bug report detection with a combination of information retrieval and topic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er-aware privacy control via extended static-information-flow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 query performance assessment during the retrieval of software artif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automated vulnerability analysis using formalized vulnerability signa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 qualitative study on user guidance capabilities in product configuratio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tructured merge with auto-tuning: balancing precision and perform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n automated approach to forecasting QoS attributes based on linear and non-linear time series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uzzle-based automatic testing: bringing humans into the loop by solving puzz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T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pat.cse.ust.hk:8080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unfoldings in automated testing of multithreaded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untime monitoring of software energy hotspo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recurring crash st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inference of goal-oriented performance prediction fun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de patterns for automatically validating requirements-to-code tr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nbounded data model verification using SMT solv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mputing repair trees for resolving inconsistencies in design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automated software re-engineering using re-asp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operating system kernel data disambiguation using points-to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an I clone this piece of code her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 recovery of statecharts from procedural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Locating distinguishing features using diff se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licing and replaying code change hist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enerating model transformation rules from examples using an evolutionary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gmented dynamic symbolic exec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GUI ripping for automated testing of Androi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kbe-anonymity: test data anonymization for evolv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election of regression system tests for security policy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Fast and precise points-to analysis with incremental CFL-reachability summarisation: preliminary experi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ally securing permission-based software by reducing the attack surface: an application to Androi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PES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 vector machines for anti-pattern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etection of embedded code smells in dynamic web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Boreas: an accurate and scalable token-based approach to code clone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factorings without n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API migration in a user-extensible refactoring tool for Erla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mobile devices for collaborative requirements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ally generating and adapting model constraints to support co-evolution of desig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daptability of model compariso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common web application vulnerabilities from input validation and sanitization code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oftware defect prediction using semi-supervised learning with dimension redu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Healing online service systems via mining historical issue reposit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evaluation of syntax error recove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MaramaAI: tool support for capturing and managing consistency of multi-lingual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UITest: a Java library for fully automated GUI robustness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Observatory of trends in software related microblo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rcade.PLC: a verification platform for programmable logic control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est suite selection based on traceability anno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uMoC: a CTL model-checker for sequential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uMoC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liafa.jussieu.fr/~song/PuMo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Weave droid: aspect-oriented programming on Android devices: fully embedded or in the clou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aprice: a tool for engineering adaptive priva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JStereoCode: automatically identifying method and class stereotypes in Java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stereoCode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cs.wayne.edu/~severe/jstereoco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HESS: a model-driven engineering tool environment for aiding the development of complex industrial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chess-project.ning.co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YMake: a build code analysis and refactoring tool for makefi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Quokka: visualising interactions of enterprise software environment emul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mmunicating continuous integration servers for increasing effectiveness of automated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Zoltar: an eclipse plug-in for testing and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emantic patch infer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InDetector: a framework for knowledge-based requirements engine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InDetector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www.ict.swin.edu.au/personal/huannguyen/REInDetecto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Formal verification techniques for model transformations specified by-demonst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 model-driven parser generator with reference resolution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operty-preserving program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software complexity by means of evolutionary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Identifying refactoring sequences for improving software maintain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ound-up: Runtime checking quasi linearizability of concurrent data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straint-based automatic symmetry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roving MCAPI executions are correct using SM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fficient data race prediction with incremental reasoning on time-stamped lock histor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IEtrace: Platform independent executable tra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IEtrace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mproving efficiency of dynamic analysis with dynamic dependence summ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fficient parametric runtime verification with deterministic string rewri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dentifying execution points for dynamic analy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Operator-based and random mutant selection: Better togeth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esting properties of dataflow program oper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Bita: Coverage-guided, automatic testing of actor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ABRINE: State-based robustness testing of operating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BLITZ: Compositional bounded model checking for real-world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itz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anger: Parallel analysis of alloy models by range partitio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nger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verification of pattern-based interaction invariants in Ajax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SVerifier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oftware model checking for distributed systems with selector-based, non-blocking commun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study of repetitiveness of code changes in software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sistency-preserving edit scripts in model versio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JFlow: Practical refactorings for flow-based parallelism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JFlow</text:p>
          </table:table-cell>
          <table:table-cell/>
          <table:table-cell office:value-type="string" calcext:value-type="string">
            <text:p>http://vazexqi.github.io/JFlow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planning for software architecture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ally synthesizing SQL queries from input-output examp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EDGE: Symbolic example data generation for dataflow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haracteristic studies of loop problems for structural test generation via symbolic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ntropy-based test generation for improved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bad smells in source code using change history in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ersonalized defect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 recommendation of API methods from feature requ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Variability-aware performance prediction: A statistical learning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scalable approach for malware detection through bounded feature space behavior mode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ally partition software into least privilege components using dynamic data dependenc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gramCutte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inding architectural flaws using constrai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cori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mproving bug localization using structured information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everaging program equivalence for adaptive program repair: Models and first resul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and characterizing semantic inconsistencies in ported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ightweight control-flow instrumentation and postmortem analysis in support of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si-cc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pages.cs.wisc.edu/~liblit/ase-2013/cod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haracterizing and detecting resource leaks in Android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ld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angling references in multi-configuration and dynamic PHP-based Web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ynamically transforming data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wards precise metrics for predicting graph query perform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zuYu: Learning stateful typesta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ining branching-time scenario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easuring the structural complexity of featur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calable product line configuration: A straw to break the camel's bac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oftware analytics for incident management of online services: An experience re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comparative analysis of software architecture recovery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wards contextual and on-demand code clone management by continuous monit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he potential of polyhedral optimization: An empirical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unit testing of large industrial embedded software using concolic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BOL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inimizing CPU time shortage risks in integrated embedd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 based test validation and oracles for data acquisition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verification of interactive rule-based configuration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Comment: Mining question and answer sites for automatic comment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system use cases and validations from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ulti-user variability configuration: A game theoretic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rom comparison matrix to Variability Model: The Wikipedia cas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earning effective query transformations for enhanced requirements trace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nvironment rematching: Toward dependability improvement for self-adaptiv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loud Twin: Native execution of android applications on the Windows Phon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BFR: A search based approach for reproducing failures of programs with grammar based inpu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YTHIA: Generating test cases with oracles for JavaScript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YTHIA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salt.ece.ubc.ca/software/pythia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andomizing regression tests using game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inference of classifications and dependencies for combinatorial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dding context to fault localization with integration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Using automatically generated invariants for regression testing and bug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lass level fault prediction using software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xPort: Detecting and visualizing API usages in large source code reposit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low Permissions for Androi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pattern-based approach to parametric specification mi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emi-automatic generation of metamodels from model sketch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ssessing the maturity of requirements through argumentation: A good enough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Natural language requirements quality analysis based on business domain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/code co-refactoring: An MDE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ecovering model transformation traces using multi-objective optim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 repair and transformation with Ech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mart Cloud Broker: Finding your home in the clou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OCRA: A tool for checking the refinement of temporal contr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he bounded model checker LLBM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Seq: A concurrency pre-processor for sequential C verification tools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CSeq</text:p>
          </table:table-cell>
          <table:table-cell/>
          <table:table-cell office:value-type="string" calcext:value-type="string">
            <text:p>http://users.ecs.soton.ac.uk/gp4/cseq/files/cseq-0.5.zi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testing of cloud-based elastic systems with AUToC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ol support for automatic model transformation specification using concrete visualis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Cmutator: A mutation generator for concurrency constructs in multithreaded C/C++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rushinator: A framework towards game-independent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ex4Fun: A web-based environment for educational gaming via automated test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veloping self-verifying service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RAM: A tool for transforming textual requirements into analysis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Probe: A lightweight user-level dynamic instrumentation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and fixing emergent behaviors in Distributed Software Systems using a message content independent metho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ynthesizing fault-tolerant programs from deontic logic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upporting bug investigation using history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text-aware task allocation for distributed agile tea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reventing erosion of architectural tactics through their strategic implementation, preservation, and visu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analysis of multithreaded programs for performance mode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Behavioral resource-aware model infere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argeted test input generation using symbolic-concrete backward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iscriminating influences among instructions in a dynamic sli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tinuous test generation: enhancing continuous integration with automated test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everaging existing tests in automated test generation for web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stilizer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unit test generation for classes with environment dependen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nding HTML presentation failures using image comparison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ccelerated test execution using GPU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terrogative-guided re-ranking for question-oriented software text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n empirical study on reducing omission errors in practi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usion fault localiz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refFinder: getting the right preference in configurable software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efFinder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cse.unl.edu/~myra/artifacts/PrefFinder_2014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L testing of highly configurable continuous controllers: scalable search using surrogate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ymbolic state validation through runtime da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erifying self-adaptive applications suffering uncertain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current transformation components using contention context sens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ssigning time budgets to component functions in the design of time-critical automo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valuation of string constraint solvers in the context of symbolic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RANGER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s://github.com/vlab-cs-ucsb/Strang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cremental symbolic execution for automated test suite mainten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ulti-objective optimization in rule-based design space expl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Understanding performance stairs: elucidating heurist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mbining rule-based and information retrieval techniques to assign software change requ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commendation system for software refactoring using innovization and interactive dynamic optim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commending refactorings based on team co-maintenance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iver: precise dynamic impact analysis using dependence-based trace pru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iver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www3.nd.edu/~hcai/div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ng regression ver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êve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formal.iti.kit.edu/improv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aming test inputs for separation assur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nsferring an automated test generation tool to practice: from pex to fakes and code digg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ngels and monsters: an empirical investigation of potential test effectiveness and efficiency improvement from strongly subsuming higher order mu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42 variability bugs in the linux kernel: a qualitative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ng the formalization of product comparison matric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king load-time configuration options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Lotrack</text:p>
          </table:table-cell>
          <table:table-cell/>
          <table:table-cell office:value-type="string" calcext:value-type="string">
            <text:p>https://github.com/MaxLillack/Lotra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mpatibility testing using patterns-based trace comparis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ersonas in the middle: automated support for creating personas as focal points in feature gathering foru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structing adaptive configuration dialogs using crowd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atic, lightweight includes resolution for PHP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formation flows as a permission mechanism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domain-specific C verification with mbedd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attern-based auto-completion of UML modeling activi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bstraction-aware verifying compiler for yet another MD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xact and approximate probabilistic symbolic execution for nondeterministic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erailer: interactive security analysis for web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railer</text:p>
          </table:table-cell>
          <table:table-cell office:value-type="string" calcext:value-type="string">
            <text:p>escrito em ruby, n suportado pelo analizo</text:p>
          </table:table-cell>
          <table:table-cell office:value-type="string" calcext:value-type="string">
            <text:p>http://people.csail.mit.edu/jnear/derail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he confidence in our k-tai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ocalization of concurrency bugs using shared memory access pai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owards self-healing smartphone software via automated patch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nimal strongly unsatisfiable subsets of reactive system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rom out-place transformation evolution to in-place model patch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NeedFeed: taming change notifications by modeling code relev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ctive code search: incorporating user feedback to improve code search relev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silient user interface level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udying task allocation decisions of novice agile teams with data from agile project management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iE: programming in eliz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dynamic analysis to support object-sharing code refactor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anguage fuzzing using constraint log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ing software build processes to uncover license compliance inconsisten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c verification of interactions in asynchronous systems with unbounded buff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requirements analysis for a molecular watchdog tim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ormalisation of the integration of behavior tre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c early defects detection in use case docu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otential biases in bug localization: do they matter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MIC: locating and understanding bugs by analyzing mimicked execu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eta-Model validation and verification with MetaBes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web based UML modeling tool with touch scree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eSAME: modeling and analyzing high-quality service composi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PAnalyzer: a tool for finding unintended inconsistencies in program source code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MPAnalyzer</text:p>
          </table:table-cell>
          <table:table-cell/>
          <table:table-cell office:value-type="string" calcext:value-type="string">
            <text:p>https://github.com/YoshikiHigo/MPAnaly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recrow: a tool for web application analysis and reu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HUSACCT: architecture compliance checking with rich sets of module and rule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CoTest: a tool for model-in-the-loop testing of continuous control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8Cage: lightweight fault-based test generation for simulin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BGT tool: an integrated modeling and testing environment for pattern-based GUI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tool chain for generating the description files of highly available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upFinder: integrated tool support for duplicate bug report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etermining the most probable root causes of run-time errors in simulink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Utilizing feature location techniques for feature addition and feature enhanc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gIR: the conceptual design and evaluation of an augmented interaction roo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requirements monitoring infrastructure for systems of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mbrace your issues: compassing the software engineering landscape using bug repo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ssues of automated software composition in AI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proposal for revisiting coverage testing metr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ariability-aware change impact analysis of multi-language product l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mprovement of applications' stability through robust AP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rogram Analysis for Secure Big Data Process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ne-grained and Accurate Source Code Differencing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GumTree</text:p>
          </table:table-cell>
          <table:table-cell/>
          <table:table-cell office:value-type="string" calcext:value-type="string">
            <text:p>https://github.com/jrfaller/gumtre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ompletion: DOM-Aware JavaScript Code Comple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OMPLETION</text:p>
          </table:table-cell>
          <table:table-cell office:value-type="string" calcext:value-type="string">
            <text:p>escrito em javascript, n suportado pelo analizo</text:p>
          </table:table-cell>
          <table:table-cell office:value-type="string" calcext:value-type="string">
            <text:p>https://github.com/saltlab/domple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atistical Learning Approach for Mining API Usage Mappings for Code Mig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alidating Ajax Applications Using a Delay-Based Mutation Techniqu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SPreventer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ocovery: Toward Generic Automatic Document Recover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ocovery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ymCrash: Selective Recording for Reproducing Crash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ymCrash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arning to Rank for Question-Oriented Software Text Retrieval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ment Emails Content Analyzer: Intention Mining in Developer Discuss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ndrea Di Sorbo ; Sebastiano Panichella ; Corrado A. Visaggio ; Massimiliano Di Penta ; Gerardo Canfora ; Harald C. Gal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deExchange: Supporting Reformulation of Internet-Scale Code Queries in Context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ow do Developers Document Database Usages in Source Code?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fficient Data Model Verification with Many-Sorted Logic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thesising Interprocedural Bit-Precise Termination Proof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LS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Interpolation Guided Compositional Verification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l LTL Specification Mining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ave We Seen Enough Traces?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tracting Visual Contracts from Java Program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ergizing Specification Miners through Model Fissions and Fusion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volutionary Robustness Testing of Data Processing Systems Using Models and Data Mut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ynamically Testing GUIs Using Ant Colony Optimization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est Analysis: Searching for Faults in Test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rray Shadow State Compression for Precise Dynamic Race Detec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LIMSTATE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ast and Precise Symbolic Analysis of Concurrency Bugs in Device Driver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HOOP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JaConTeBe: A Benchmark Suite of Real-World Java Concurrency Bug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ting Fixtures for JavaScript Unit Test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FIX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o Automatically Generated Unit Tests Find Real Faults? An Empirical Study of Effectiveness and Challenge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RT: Program-Analysis-Guided Random Test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udy and Refactoring of Android Asynchronous Programming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racking the Software Quality of Android Applications Along Their Evolu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verse Engineering Mobile Application User Interfaces with REMAUI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deHow: Effective Code Search Based on API Understanding and Extended Boolean Model (E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deHow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pyREST: Automated RESTful API Documentation Using an HTTP Proxy Server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racking and Analyzing Cross-Cutting Activities in Developers' Daily Work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n Automated Framework for Recommending Program Elements to Novices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ed Tagging of Software Projects Using Bytecode and Dependencies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pairing Programs with Semantic Code Search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ixing Recurring Crash Bugs via Analyzing Q\&amp;A Sit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earch-Based Synthesis of Probabilistic Models for Quality-of-Service Software Engineer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thesizing Web Element Locator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st-Efficient Sampling for Performance Prediction of Configurable System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redicting Delays in Software Projects Using Networked Classification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erformance Prediction of Configurable Software Systems by Fourier Learning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-Driven Allocation Engineering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nfiguration-Aware Change Impact Analysi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ng the Extraction of Model-Based Software Product Lines from Model Variant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caling Size and Parameter Spaces in Variability-Aware Software Performance Model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ecuting Model-Based Tests on Platform-Specific Implementation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ed Test Input Generation for Android: Are We There Yet? (E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esting Cross-Platform Mobile App Development Framework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LAMI: Defect Prediction on Unlabeled Dataset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utation-Based Fault Localization for Real-World Multilingual Program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mbining Deep Learning with Information Retrieval to Localize Buggy Files for Bug Reports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uzzing the Rust Typechecker Using CLP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CA: An Efficient Two-Mode Meta-Heuristic Algorithm for Combinatorial Test Generation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cally Generating Test Templates from Test Names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gion and Effect Inference for Safe Parallelism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Optimistic Shared Memory Dependence Tracing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 Checking Task Parallel Programs Using Gradual Permissions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ractically Tunable Static Analysis Framework for Large-Scale JavaScript Applicat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JavaScript Web Applications in the Wild via Practical DOM Model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FEWApp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Variable Feature Usage Patterns in PHP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arning to Generate Pseudo-Code from Source Code Using Statistical Machine Transl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ivide-and-Conquer Approach for Multi-phase Statistical Migration for Source Code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periences from Designing and Validating a Software Modernization Transformation (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ploiting Domain and Program Structure to Synthesize Efficient and Precise Data Flow Analys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ccess-Path Abstraction: Scaling Field-Sensitive Data-Flow Analysis with Unbounded Access Path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py and Paste Redeemed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tecting Broken Pointcuts Using Structural Commonality and Degree of Interest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vert Communication in Mobile Applicat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Window Transition Graphs for Android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Implicit Control Flow: Resolving Java Reflection and Android Intents (T)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SPARTA</text:p>
          </table:table-cell>
          <table:table-cell/>
          <table:table-cell office:value-type="string" calcext:value-type="string">
            <text:p>http://types.cs.washington.edu/sparta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ring Analysis of Android Application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emantic Slicing of Software Version Histori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SLICER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ment History Granularity Transformation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Quantification of Software Changes through Probabilistic Symbolic Execution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c Detection of Potential Layout Faults Following Changes to Responsive Web Page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DECHECK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ing a DSL-Based Approach for Event-Based Monitoring of Systems of Systems: Experiences and Lessons Learned (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ting Qualifiable Avionics Software: An Experience Report (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ow Verified is My Code? Falsification-Driven Verific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ining User Opinions in Mobile App Reviews: A Keyword-Based Approach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"What Parts of Your Apps are Loved by Users?"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UR-Miner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www.cse.ust.hk/~xguaa/srmine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nsemble Methods for App Review Classification: An Approach for Software Evolution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he ReMinds Tool Suite for Runtime Monitoring of Systems of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RIVER -- A Platform for Collaborative Framework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ool Support for Analyzing Mobile App Re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commending API Usages for Mobile Apps with Hidden Markov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LYAQ: Enabling Non-expert Users to Specify and Generate Missions of Autonomous Multicop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azy-CSeq: A Context-Bounded Model Checking Tool for Multi-threaded C-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azy-CSeq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pyREST in Action: An Automated RESTful API Documentation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lone Merge -- An Eclipse Plugin to Abstract Near-Clone C++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seudogen: A Tool to Automatically Generate Pseudo-Code from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seudogen</text:p>
          </table:table-cell>
          <table:table-cell office:value-type="string" calcext:value-type="string">
            <text:p>escrito em python, n suportado pelo analizo</text:p>
          </table:table-cell>
          <table:table-cell office:value-type="string" calcext:value-type="string">
            <text:p>http://ahclab.naist.jp/pseudoge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IVL: Formal Verification of Parallel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IVL</text:p>
          </table:table-cell>
          <table:table-cell office:value-type="string" calcext:value-type="string">
            <text:p>source não disponivel, apenas binarios</text:p>
          </table:table-cell>
          <table:table-cell office:value-type="string" calcext:value-type="string">
            <text:p>http://vsl.cis.udel.edu/civl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factorings for Android Asynchronous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RT: An Automated Test Generator Using Orchestrated Program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T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sites.google.com/site/grtprojectut/downloa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D: Tool for Synthesizing Web Element Loc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iPL -- A Delta-Based Modeling Framework for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-Based Testing of Stateful APIs with Modba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ctivitySpace: A Remembrance Framework to Support Interapplication Information Nee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Investigating Program Behavior Using the Texada LTL Specifications Min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xada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s://bitbucket.org/bestchai/texad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he iMPAcT Tool: Testing UI Patterns on Mobil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easuring Object-Oriented Design Princip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bility of Self-Adaptive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etaMod: A Modeling Formalism with Modularity at Its Co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 Generic Framework for Concept-Based Exploration of Semi-Structured Software Engineering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Understanding, Refactoring, and Fixing Concurrency in C\#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 Message-Passing Architecture without Public Ids Using Send-to-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RUST: A Bounded Verifier for Rus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RUST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 table:number-rows-repeated="1046676">
          <table:table-cell table:number-columns-repeated="1024"/>
        </table:table-row>
        <table:table-row table:style-name="ro2" table:number-rows-repeated="3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6">00/00/0000</text:date>, <text:time style:data-style-name="N2" text:time-value="09:47:32.07254002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30T23:31:15.819568093</meta:creation-date>
    <dc:date>2016-10-06T00:54:50.978420969</dc:date>
    <meta:editing-duration>P1DT3H48M35S</meta:editing-duration>
    <meta:editing-cycles>188</meta:editing-cycles>
    <meta:generator>LibreOffice/5.2.0.4$Linux_X86_64 LibreOffice_project/20m0$Build-4</meta:generator>
    <meta:document-statistic meta:table-count="2" meta:cell-count="7836" meta:object-count="0"/>
  </office:meta>
</office:document-meta>
</file>